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6b7e5" officeooo:paragraph-rsid="0016b7e5"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c0c9" officeooo:paragraph-rsid="0016c0c9"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0b8e08" officeooo:paragraph-rsid="0015ad87"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109e64" officeooo:paragraph-rsid="001188ef"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fo:color="#0000ff"/>
    </style:style>
    <style:style style:name="P7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4" style:family="paragraph" style:parent-style-name="Text_20_body">
      <style:paragraph-properties fo:text-align="justify" style:justify-single-word="false"/>
    </style:style>
    <style:style style:name="P95" style:family="paragraph" style:parent-style-name="Text_20_body">
      <style:text-properties fo:language="ru" fo:country="RU"/>
    </style:style>
    <style:style style:name="P96" style:family="paragraph" style:parent-style-name="Text_20_body">
      <loext:graphic-properties draw:fill="solid" draw:fill-color="#eeeeee" draw:opacity="100%"/>
      <style:paragraph-properties fo:background-color="#eeeeee"/>
      <style:text-properties fo:language="ru" fo:country="RU"/>
    </style:style>
    <style:style style:name="P9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loext:graphic-properties draw:fill="solid" draw:fill-color="#eeeeee" draw:opacity="100%"/>
      <style:paragraph-properties fo:background-color="#eeeeee"/>
    </style:style>
    <style:style style:name="P100" style:family="paragraph" style:parent-style-name="First_20_line_20_indent">
      <loext:graphic-properties draw:fill="solid" draw:fill-color="#eeeeee" draw:opacity="100%"/>
      <style:paragraph-properties fo:background-color="#eeeeee"/>
      <style:text-properties fo:language="ru" fo:country="RU"/>
    </style:style>
    <style:style style:name="P10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2" style:family="paragraph" style:parent-style-name="Text_20_body">
      <style:paragraph-properties fo:margin-left="0in" fo:margin-right="0in" fo:text-align="justify" style:justify-single-word="false" fo:text-indent="0in" style:auto-text-indent="false"/>
    </style:style>
    <style:style style:name="P103" style:family="paragraph" style:parent-style-name="Text_20_body">
      <style:paragraph-properties fo:margin-left="0in" fo:margin-right="0in" fo:text-align="justify" style:justify-single-word="false" fo:text-indent="0in" style:auto-text-indent="false"/>
      <style:text-properties fo:color="#800000"/>
    </style:style>
    <style:style style:name="P10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5" style:family="paragraph" style:parent-style-name="Text_20_body">
      <style:paragraph-properties fo:margin-left="0in" fo:margin-right="0in" fo:text-align="center"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6" style:family="paragraph" style:parent-style-name="Footnote">
      <style:paragraph-properties fo:margin-left="0in" fo:margin-right="0in" fo:text-indent="0in" style:auto-text-indent="false"/>
      <style:text-properties fo:language="en" fo:country="US"/>
    </style:style>
    <style:style style:name="P117" style:family="paragraph" style:parent-style-name="Footnote">
      <style:text-properties fo:language="en" fo:country="US"/>
    </style:style>
    <style:style style:name="P118" style:family="paragraph" style:parent-style-name="Footnote">
      <style:text-properties fo:language="ru" fo:country="RU"/>
    </style:style>
    <style:style style:name="P119" style:family="paragraph" style:parent-style-name="Footnote">
      <style:text-properties style:use-window-font-color="true"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1">
      <style:paragraph-properties fo:text-align="justify" style:justify-single-word="false"/>
      <style:text-properties fo:language="ru" fo:country="RU"/>
    </style:style>
    <style:style style:name="P130" style:family="paragraph" style:parent-style-name="Text_20_body" style:list-style-name="L2">
      <style:paragraph-properties fo:text-align="justify" style:justify-single-word="false"/>
      <style:text-properties fo:language="ru" fo:country="RU"/>
    </style:style>
    <style:style style:name="P13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2" style:family="paragraph" style:parent-style-name="Text_20_body" style:list-style-name="L3">
      <style:text-properties fo:language="ru" fo:country="RU"/>
    </style:style>
    <style:style style:name="P13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1000" officeooo:paragraph-rsid="000f1000"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9e64" officeooo:paragraph-rsid="00109e64"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9e64" officeooo:paragraph-rsid="002265dd"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1d5f" officeooo:paragraph-rsid="001d1d5f"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ad87" officeooo:paragraph-rsid="00109e64"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ad87" officeooo:paragraph-rsid="0026b3af"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b3af" officeooo:paragraph-rsid="0026b3af"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0b8e08" officeooo:paragraph-rsid="0015ad87" style:font-style-asian="normal" style:font-weight-asian="normal" style:font-style-complex="normal" style:font-weight-complex="normal"/>
    </style:style>
    <style:style style:name="P14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Heading_20_1">
      <loext:graphic-properties draw:fill="solid" draw:fill-color="#eeeeee" draw:opacity="100%"/>
      <style:paragraph-properties fo:background-color="#eeeeee"/>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Heading_20_2">
      <style:text-properties fo:language="en" fo:country="US"/>
    </style:style>
    <style:style style:name="P150" style:family="paragraph" style:parent-style-name="Heading_20_2">
      <style:text-properties fo:language="ru" fo:country="RU"/>
    </style:style>
    <style:style style:name="P151" style:family="paragraph" style:parent-style-name="Heading_20_2">
      <loext:graphic-properties draw:fill="solid" draw:fill-color="#eeeeee" draw:opacity="100%"/>
      <style:paragraph-properties fo:background-color="#eeeeee"/>
      <style:text-properties fo:language="ru" fo:country="RU"/>
    </style:style>
    <style:style style:name="P152" style:family="paragraph" style:parent-style-name="Heading_20_2">
      <loext:graphic-properties draw:fill="solid" draw:fill-color="#eeeeee" draw:opacity="100%"/>
      <style:paragraph-properties fo:background-color="#eeeeee"/>
    </style:style>
    <style:style style:name="P15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0d65c8"/>
    </style:style>
    <style:style style:name="T9" style:family="text">
      <style:text-properties fo:language="ru" fo:country="RU" officeooo:rsid="000f08bd"/>
    </style:style>
    <style:style style:name="T10" style:family="text">
      <style:text-properties fo:language="ru" fo:country="RU" officeooo:rsid="000f1000"/>
    </style:style>
    <style:style style:name="T11" style:family="text">
      <style:text-properties fo:language="ru" fo:country="RU" officeooo:rsid="0013574f"/>
    </style:style>
    <style:style style:name="T12" style:family="text">
      <style:text-properties fo:language="ru" fo:country="RU" officeooo:rsid="0014cdec"/>
    </style:style>
    <style:style style:name="T13" style:family="text">
      <style:text-properties fo:language="ru" fo:country="RU" officeooo:rsid="00159832"/>
    </style:style>
    <style:style style:name="T14" style:family="text">
      <style:text-properties fo:language="ru" fo:country="RU" officeooo:rsid="0015ad87"/>
    </style:style>
    <style:style style:name="T15" style:family="text">
      <style:text-properties fo:language="ru" fo:country="RU" officeooo:rsid="0016c0c9"/>
    </style:style>
    <style:style style:name="T16" style:family="text">
      <style:text-properties fo:language="ru" fo:country="RU" officeooo:rsid="0017bc6f"/>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fo:background-color="transparent" loext:char-shading-value="0" style:font-style-asian="italic" style:font-style-complex="italic"/>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officeooo:rsid="00207225"/>
    </style:style>
    <style:style style:name="T24" style:family="text">
      <style:text-properties fo:color="#ff3333"/>
    </style:style>
    <style:style style:name="T25" style:family="text">
      <style:text-properties fo:color="#ff3333" fo:language="ru" fo:country="RU"/>
    </style:style>
    <style:style style:name="T26" style:family="text">
      <style:text-properties fo:color="#ff3333" fo:language="ru" fo:country="RU" fo:font-style="normal" style:font-style-asian="normal" style:font-style-complex="normal"/>
    </style:style>
    <style:style style:name="T27" style:family="text">
      <style:text-properties fo:color="#ff3333" fo:font-style="normal" style:font-style-asian="normal" style:font-style-complex="normal"/>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color="#6666ff" fo:language="ru" fo:country="RU"/>
    </style:style>
    <style:style style:name="T31" style:family="text">
      <style:text-properties fo:color="#800000"/>
    </style:style>
    <style:style style:name="T32" style:family="text">
      <style:text-properties fo:color="#800000" fo:language="ru" fo:country="RU"/>
    </style:style>
    <style:style style:name="T33" style:family="text">
      <style:text-properties fo:color="#800000" fo:language="ru" fo:country="RU" fo:font-style="normal" fo:background-color="transparent" loext:char-shading-value="0" style:font-style-asian="normal" style:font-style-complex="normal"/>
    </style:style>
    <style:style style:name="T34" style:family="text">
      <style:text-properties fo:color="#800000" fo:language="ru" fo:country="RU" fo:font-style="normal" style:font-style-asian="normal" style:font-style-complex="normal"/>
    </style:style>
    <style:style style:name="T35" style:family="text">
      <style:text-properties fo:color="#800000" fo:language="ru" fo:country="RU" fo:background-color="transparent" loext:char-shading-value="0"/>
    </style:style>
    <style:style style:name="T36" style:family="text">
      <style:text-properties fo:color="#800000" fo:language="en" fo:country="US"/>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style:use-window-font-color="true"/>
    </style:style>
    <style:style style:name="T41" style:family="text">
      <style:text-properties style:use-window-font-color="true" fo:language="ru" fo:country="RU"/>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background-color="transparent" loext:char-shading-value="0"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3333ff"/>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loext:char-shading-value="0" style:font-style-asian="normal" style:font-style-complex="normal"/>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officeooo:rsid="00194e3f"/>
    </style:style>
    <style:style style:name="T68" style:family="text">
      <style:text-properties officeooo:rsid="001a45df"/>
    </style:style>
    <style:style style:name="T69" style:family="text">
      <style:text-properties officeooo:rsid="00207225"/>
    </style:style>
    <style:style style:name="T70" style:family="text">
      <style:text-properties officeooo:rsid="0017bc6f"/>
    </style:style>
    <style:style style:name="T71" style:family="text">
      <style:text-properties officeooo:rsid="00239872"/>
    </style:style>
    <style:style style:name="T72" style:family="text">
      <style:text-properties officeooo:rsid="002476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353840734461650489" text:style-name="L1">
        <text:list-item>
          <text:p text:style-name="P128">добавить детектив <text:span text:style-name="T1">(реализовано)</text:span>+ магические уроки/трактаты Старсвирла (реализовано)</text:p>
        </text:list-item>
        <text:list-item>
          <text:p text:style-name="P129">Терра несколько раз пытается убить Макса (один раз — в аквапарке). Несколько раз Макса спасает Селестия (даёт приказы Нексусу)</text:p>
        </text:list-item>
        <text:list-item>
          <text:p text:style-name="P129">Книги:</text:p>
        </text:list-item>
      </text:list>
      <text:list xml:id="list4346598518528990392" text:style-name="L2">
        <text:list-item>
          <text:p text:style-name="P130">«Великие грифоны прошлого» - из канона (5<text:span text:style-name="T17">s8e)</text:span></text:p>
        </text:list-item>
        <text:list-item>
          <text:p text:style-name="P130">«Высшие заклинания в повседневном использовании: от песчинки до дворца»</text:p>
        </text:list-item>
        <text:list-item>
          <text:p text:style-name="P131">«Малоизвестные аспекты магии трансформаций»</text:p>
        </text:list-item>
        <text:list-item>
          <text:p text:style-name="P13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0">Дасти Вейфарер «Зебрианская культура, быт и фольклор»</text:p>
        </text:list-item>
        <text:list-item>
          <text:p text:style-name="P130">«Краткая история Эквестрии»</text:p>
        </text:list-item>
        <text:list-item>
          <text:p text:style-name="P130">«Шедевры архитектуры Эквестрии» с разделом о Кантерлотском Королевском Дворце</text:p>
        </text:list-item>
        <text:list-item>
          <text:p text:style-name="P130">«Великие дела и великие чары». Страница 893: …</text:p>
        </text:list-item>
        <text:list-item>
          <text:p text:style-name="P130">«Природа Проклятий» - обмен</text:p>
        </text:list-item>
        <text:list-item>
          <text:p text:style-name="P130">«<text:span text:style-name="T54">Магия для Чайников</text:span>» - обмен</text:p>
        </text:list-item>
        <text:list-item>
          <text:p text:style-name="P130">«Энциклопедия Арканум» - обмен</text:p>
        </text:list-item>
        <text:list-item>
          <text:p text:style-name="P130">«О Гейсах» - обмен</text:p>
        </text:list-item>
        <text:list-item>
          <text:p text:style-name="P130">«<text:span text:style-name="T63">Тайны Тайных Наук</text:span>» - обмен</text:p>
        </text:list-item>
        <text:list-item>
          <text:p text:style-name="P131">«Основы Заклятий» - обмен</text:p>
        </text:list-item>
        <text:list-item>
          <text:p text:style-name="P130">«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4721957058797051862" text:style-name="L3">
        <text:list-item>
          <text:p text:style-name="P13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2">Селестия — переменчивая пони. В одно время не строгая, а в другое может быть такой, что страшно становится</text:p>
        </text:list-item>
        <text:list-item>
          <text:p text:style-name="P132">У Селестии были такие элементы гармонии: Магия, Доброта, Смех. У Луны — Верность, Честность, Щедрость. (ксенофазия)</text:p>
        </text:list-item>
        <text:list-item>
          <text:p text:style-name="P13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2">Около 820-ти лет назад будущий маг Лайтнинг Стар поступил на обучение к наставнику Тииспоту</text:p>
        </text:list-item>
        <text:list-item>
          <text:p text:style-name="P1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2">У Селестии грива и хвост развеваются и переливаются от магического шампуня</text:p>
        </text:list-item>
        <text:list-item>
          <text:p text:style-name="P132">Тело Селестии очень крепкое — может выдержать несколько тонн земли</text:p>
        </text:list-item>
        <text:list-item>
          <text:p text:style-name="P132">Дискорд намного старше принцесс, его магия сильнее ихней на голову</text:p>
        </text:list-item>
        <text:list-item>
          <text:p text:style-name="P132">Луна младше Селестии на 3 года. Сёстрам около 5000 лет. По другим данным, Селестии около 2500 лет (Обмен).</text:p>
        </text:list-item>
        <text:list-item>
          <text:p text:style-name="P132">Принцессы начали войну с Дискордом в возрасте, когда им было около 700 лет — и продолжалась война почти сто лет</text:p>
        </text:list-item>
        <text:list-item>
          <text:p text:style-name="P132">Самый главный враг сестёр и Дискорда — скука</text:p>
        </text:list-item>
        <text:list-item>
          <text:p text:style-name="P132">В Эквестрии на одного жеребца приходится четыре - пять кобыл</text:p>
        </text:list-item>
        <text:list-item>
          <text:p text:style-name="P13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2">Селестия в первые полторы тысячи лет путешествовала — и заварила несколько войн (две — с Эквестрией, в одной была против Луны)</text:p>
        </text:list-item>
        <text:list-item>
          <text:p text:style-name="P132">Настоящий цвет гривы Селестии — клубнично-розовая. Радужный цвет гривы и хвоста поддерживается магией</text:p>
        </text:list-item>
        <text:list-item>
          <text:p text:style-name="P132">Кроме Дискорда, старше сестёр ещё старейшина драконов</text:p>
        </text:list-item>
        <text:list-item>
          <text:p text:style-name="P132">Кэйденс не прожила и 60-ти лет и является низкорожденной</text:p>
        </text:list-item>
        <text:list-item>
          <text:p text:style-name="P132">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2">Народ тихо фигел от нововведений и с ещё большим ожесточением продолжал делать по-своему</text:p>
        </text:list-item>
        <text:list-item>
          <text:p text:style-name="P13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2">Когда пони женятся, они обмениваются ножными браслетами</text:p>
        </text:list-item>
        <text:list-item>
          <text:p text:style-name="P132">Светилами, кроме сестёр, могут управлять единороги (группы), Дискорд, Твайлайт и Старсвирл</text:p>
        </text:list-item>
        <text:list-item>
          <text:p text:style-name="P132">Королева Кризалис — правительница Зелёной Долины</text:p>
        </text:list-item>
        <text:list-item>
          <text:p text:style-name="P132">Мать Луны и Селестии — аликорн Лорен. Мать Дискорда — Алиса (пони-человек)</text:p>
        </text:list-item>
        <text:list-item>
          <text:p text:style-name="P13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4">Искусственный интеллект. Создан Владом и Максом. Разработан для управления корпорациями.</text:p>
      <text:h text:style-name="Heading_20_3" text:outline-level="3">Норф</text:h>
      <text:p text:style-name="P9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7">(2500 ?)</text:span>. Страдает о скуки.</text:p>
      <text:h text:style-name="Heading_20_3" text:outline-level="3">Луна</text:h>
      <text:p text:style-name="P9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2">Единорог. Холост, молод, мечтателен. Живёт в Кантерлоте. В свободное время рисует облака.</text:p>
      <text:h text:style-name="Heading_20_3" text:outline-level="3">Алекс</text:h>
      <text:p text:style-name="P102">Менеджер проектов, над одним из которых (Нексус) работает Макс.</text:p>
      <text:h text:style-name="Heading_20_3" text:outline-level="3">Ростик</text:h>
      <text:p text:style-name="P102">Лидер команды тестировщиков</text:p>
      <text:h text:style-name="Heading_20_3" text:outline-level="3">Стас</text:h>
      <text:p text:style-name="P102">Программист-новичок в команде Макса.</text:p>
      <text:h text:style-name="Heading_20_3" text:outline-level="3"><text:soft-page-break/>Рома</text:h>
      <text:p text:style-name="P102">Программист в команде UI-программистов</text:p>
      <text:h text:style-name="Heading_20_3" text:outline-level="3">Анджела</text:h>
      <text:p text:style-name="P102">Сисадмин. Флиртует с Максом.</text:p>
      <text:p text:style-name="P102"/>
      <text:h text:style-name="Heading_20_2" text:outline-level="2">Положения</text:h>
      <text:p text:style-name="P10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9" text:outline-level="2">1. Терра</text:h>
      <text:p text:style-name="P27">музыка - кондовая электронная, холодная и отчаянная (Electronics “Disappointed”)</text:p>
      <text:p text:style-name="P10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3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1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7">RnD-</text:span><text:span text:style-name="T1">зоны</text:span><text:span text:style-name="T1"><text:note text:id="ftn3" text:note-class="footnote"><text:note-citation>3</text:note-citation><text:note-body><text:p text:style-name="P11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7">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9"><text:span text:style-name="T17">&gt;\</text:span>Привет, Нексус. Это Макс.</text:p>
      <text:p text:style-name="P69"><text:span text:style-name="T17">&lt;\</text:span>Привет Макс. <text:span text:style-name="T1">Рад тебя видеть. Где ты отсутствовал три дня?</text:span></text:p>
      <text:p text:style-name="P69"><text:span text:style-name="T17">&gt;\</text:span><text:span text:style-name="T1">Неважно.</text:span><text:span text:style-name="T17">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9"><text:span text:style-name="T17">&gt;\</text:span>Как называется наш проект?</text:p>
      <text:p text:style-name="P69"><text:span text:style-name="T17">&lt;\</text:span>Дайсон.</text:p>
      <text:p text:style-name="P69"><text:span text:style-name="T17">&gt;\</text:span>Сколько тебе лет?</text:p>
      <text:p text:style-name="P69"><text:soft-page-break/><text:span text:style-name="T17">&lt;\</text:span>Два года с начала запуска кластера.</text:p>
      <text:p text:style-name="P69"><text:span text:style-name="T17">&gt;\</text:span>Какой сейчас год?</text:p>
      <text:p text:style-name="P69"><text:span text:style-name="T17">&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9"><text:span text:style-name="T17">&gt;\</text:span>Нексус, отключи память <text:span text:style-name="T1">заданий</text:span> за последнюю неделю.</text:p>
      <text:p text:style-name="P69"><text:span text:style-name="T17">&lt;\</text:span>Выполнено.</text:p>
      <text:p text:style-name="P69"><text:span text:style-name="T1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7">&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17">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1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17">&lt;\</text:span><text:span text:style-name="T1">Выполняю задачу</text:span>...</text:p>
      <text:p text:style-name="P70"><text:span text:style-name="T17">&lt;\</text:span>...</text:p>
      <text:p text:style-name="P70"><text:span text:style-name="T17">&lt;\</text:span>Решение:</text:p>
      <text:p text:style-name="P70"><text:span text:style-name="T1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1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7">: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9"><text:span text:style-name="T17">&gt;</text:span>\Нексус, почему ты используешь жёсткие настройки <text:span text:style-name="T1">для решения задачи</text:span>?</text:p>
      <text:p text:style-name="P69"><text:span text:style-name="T17">&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17">?</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9"><text:span text:style-name="T1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42">Ага, уже теплее.</text:p>
      <text:p text:style-name="P42"/>
      <text:p text:style-name="P69"><text:span text:style-name="T17">&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1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7">–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17">.</text:span></text:p>
      <text:p text:style-name="P76">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5">***</text:p>
      <text:p text:style-name="P105"/>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7">Junior — <text:span text:style-name="T1">младший программист.</text:span></text:p></text:note-body></text:note></text:span><text:span text:style-name="T1">, а оглянуться не успел — и уже лидер проекта, входящего в </text:span><text:span text:style-name="T1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3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7">&lt;</text:span><text:span text:style-name="T66">мелодия из Донни Дарко</text:span><text:span text:style-name="T17">&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7">&lt;</text:span><text:span text:style-name="T32">месяц</text:span><text:span text:style-name="T1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7">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9">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7">2. </text:span>Дом, любимый дом</text:h>
      <text:p text:style-name="P72">Музыка быстрая, тревожная, надорваная и печальная (Pet Shop Boys “So Hard” ?)</text:p>
      <text:p text:style-name="P29"/>
      <text:p text:style-name="P10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7">–</text:span> Она очнула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3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17">облака.&lt;</text:span><text:span text:style-name="T32">Описание получше. Подземелье</text:span><text:span text:style-name="T17">&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1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2">Именно Селестия нашла пророчество-заклинание Свирла и настояла на его исполнении</text:span><text:span text:style-name="T1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0">верх</text:span>…</text:p>
      <text:p text:style-name="P5">Тут м<text:span text:style-name="T17">еня, </text:span>наконец,<text:span text:style-name="T17"> стошнило. Буквально вывернуло наизнанку: из носа текло, в глазах стояли слёзы. </text:span></text:p>
      <text:p text:style-name="P5"><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8">Спи, сестра моя родная,<text:line-break/>Спи. Усни.<text:line-break/>Крыльями тебя укрою,<text:line-break/>Спи. Усни.</text:p><text:p text:style-name="P118"><text:tab/>В чаще тёмной волки воют,<text:line-break/>Спи. Усни.</text:p><text:p text:style-name="P118"><text:tab/>В мрачном замке духи ноют,<text:line-break/>Спи. Усни.</text:p><text:p text:style-name="P118"><text:tab/>Сказки вечность нам читает,<text:line-break/>Спи. Усни.<text:line-break/>День осенний угасает,<text:line-break/>Спи. Усни.<text:line-break/>Помни только в сне глубоком,</text:p><text:p text:style-name="P11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1">Своё дело я </text:span><text:soft-page-break/><text:span text:style-name="T3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0">,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5"><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7">–</text:span> ТЫ!!! ТЫ!..</text:p>
      <text:p text:style-name="P5"><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lt;<text:span text:style-name="T3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7">3. </text:span>Кантерлот</text:h>
      <text:p text:style-name="P73">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624511253068055043" text:style-name="L4">
        <text:list-item>
          <text:p text:style-name="P13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16"><text:s/>Сколько страниц сегодня нахреначили?</text:p><text:p text:style-name="P117">– <text:span text:style-name="T1">Восемь, учитель!</text:span></text:p><text:p text:style-name="P117">– Отлично. Надиктую ещё две и сбегаешь за кофе.</text:p></text:note-body></text:note></text:span></text:p>
        </text:list-item>
      </text:list>
      <text:p text:style-name="P7"/>
      <text:p text:style-name="P11">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Дискорд исчез. Последний раз драконикуса видели, когда он на своей маленькой и юркой колеснице удалялся в сторону Жеребячьих<text:span text:style-name="T31">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1"><text:span text:style-name="T17">Ну, понятно, в элитном придворцовом квартале, который представляет из себя </text:span><text:span text:style-name="T1">верхний город</text:span><text:span text:style-name="T17">, цены кусаются. Надо топать вниз, на окраину. Но, блин, корявые пальцы внесли свою коррективу в шопинг-план!</text:span></text:p>
      <text:p text:style-name="P71"><text:span text:style-name="T17">Как раз на спуске в нижний </text:span><text:span text:style-name="T1">город</text:span><text:span text:style-name="T1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0">парящие платформы.</text:span> Но дворцовым бюрократам необязательно ж знать, КАК я их уничтожаю, хе-хе! Некоторые из <text:span text:style-name="T40">платформ </text:span>уничтожаются путём <text:span text:style-name="T1">усиленного</text:span> износа, будучи частью экспериментальных колесниц! “Лорен” я сделал на базе <text:span text:style-name="T4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7">4. </text:span>Библиотека</text:h>
      <text:p text:style-name="P18">&lt;<text:span text:style-name="T5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3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7">За прошедшие дни я уже привык и к магии, и к разумным эквиноподобным и даже </text:span><text:span text:style-name="T1">к вегетарианскому рациону</text:span><text:span text:style-name="T17">.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8">–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3">Селестия нахмурилась и подняла крылья.</text:p>
      <text:p text:style-name="P53"><text:span text:style-name="T17">– </text:span>Не забывай, человек, я — могущественный маг и правитель Эквестрии. Ко мне нужно относиться с должным уважением!</text:p>
      <text:p text:style-name="P53"><text:span text:style-name="T17">– </text:span>А то что? Превратишь в жабу? Сошлёшь на Луну? Убьёшь нахер?</text:p>
      <text:p text:style-name="P53">Аликорница сникла. Уши её опустились.</text:p>
      <text:p text:style-name="P53"><text:span text:style-name="T17">– </text:span>Макс, не надо... Ты же знаешь, я этого не сделаю.</text:p>
      <text:p text:style-name="P53"><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3"><text:span text:style-name="T1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7">.</text:span></text:p>
      <text:p text:style-name="P53"><text:span text:style-name="T17">Аликорница уселась н</text:span>а пол <text:span text:style-name="T17">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3"><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53"><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3"><text:span text:style-name="T17">– </text:span>Вот, читай отсюда. <text:span text:style-name="T17">– а</text:span>ликорница подчеркнула абзац копытом.</text:p>
      <text:p text:style-name="P53"/>
      <text:p text:style-name="P55">***</text:p>
      <text:p text:style-name="P55"/>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31">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6">–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50" text:outline-level="2"><text:span text:style-name="T17">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text:soft-page-break/>–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text:soft-page-break/>–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8">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1">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9" text:outline-level="2">6. Стыд</text:h>
      <text:p text:style-name="P53"/>
      <text:p text:style-name="P60">~~~ Завтра на семь в библиотеке ~~~</text:p>
      <text:p text:style-name="P60"/>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text:soft-page-break/>–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2">—</text:span> осень, за осенью <text:span text:style-name="T42">—</text:span> зима. <text:s/>Если пошёл дождь, должно быть мокро, если выпал снег <text:span text:style-name="T4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постой,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м… Они… м-м-м… не больны… в некотором смысле… <text:span text:style-name="T17">–</text:span> гонец изо всех сил ковырял копытом <text:s/>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7">—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7">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7">—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24">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17">40-6</text:span></text:h>
      <text:p text:style-name="P74">Mark Knopfler — Hill Farmers Blues — или на следующую главу (прощание)</text:p>
      <text:p text:style-name="P53"/>
      <text:p text:style-name="P60">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1">Истончения </text:span>(быть может, к счастью). Всё, что я могу <text:span text:style-name="T17">— оставить тебе напутствие.</text:span></text:p>
      <text:p text:style-name="P60"><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60">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46">…</text:p>
      <text:p text:style-name="P46"/>
      <text:p text:style-name="P53">Тоже мне, философ выискался, Диоген копытный! Вот не люблю, когда всякие "гуру" с глубокомысленным видом порют чушь. Эквестрия <text:span text:style-name="T19">—</text:span> сказочная страна, пони <text:span text:style-name="T19">— </text:span><text:span text:style-name="T17">прекрасные создания, порядки тут з</text:span>амечательные<text:span text:style-name="T17">! Чисто, культурно, вежливо. Дворецкий </text:span><text:span text:style-name="T19">—</text:span><text:span text:style-name="T1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Макс.</text:p>
      <text:p text:style-name="P1">Я захлопнул трактат<text:span text:style-name="T1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Мак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6">— вся архитектура явно </text:span><text:span text:style-name="T42">была </text:span><text:span text:style-name="T46">заточена под крылатых. Таких, для которых приземлиться на балкон в тронном зале или уйти через портик на крыше</text:span><text:span text:style-name="T60"> </text:span><text:span text:style-name="T46">—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2">Каменный пол комнаты был покрыт розовым ковром с длиннейшим ворсом.</text:span><text:span text:style-name="T46"> </text:span><text:span text:style-name="T42">Его центр занимал высокий </text:span><text:span text:style-name="T46">кругл</text:span><text:span text:style-name="T42">ый</text:span><text:span text:style-name="T46"> </text:span><text:span text:style-name="T42">футон</text:span><text:span text:style-name="T46"> </text:span><text:span text:style-name="T42">с</text:span><text:span text:style-name="T46"> велик</text:span><text:span text:style-name="T42">им</text:span><text:span text:style-name="T46"> множество</text:span><text:span text:style-name="T42">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3">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9">Мне печалиться не стоит</text:p><text:p text:style-name="P119">Жизнь прекрасна и ярка</text:p><text:p text:style-name="P119">Телом молода, душою —</text:p><text:p text:style-name="P119">Как дракон морской мудра</text:p><text:p text:style-name="P119"/><text:p text:style-name="P119">Я видала взлёт империй,</text:p><text:p text:style-name="P119">Я жила среди легенд,</text:p><text:p text:style-name="P119">Древней магии мистерий</text:p><text:p text:style-name="P119">Я прилежнейший студент</text:p><text:p text:style-name="P119"/><text:p text:style-name="P119">Обожаема народом,</text:p><text:p text:style-name="P119">Уважаема врагом,</text:p><text:p text:style-name="P119">Но друзей моих немного,</text:p><text:p text:style-name="P119">Гложет душу холодом</text:p><text:p text:style-name="P119"/><text:p text:style-name="P119">Одинока и печальна,</text:p><text:p text:style-name="P119">Недоступна и строга,</text:p><text:p text:style-name="P119">Потеряла изначальный</text:p><text:p text:style-name="P119">Смысл жизни навсегда</text:p><text:p text:style-name="P119"/><text:p text:style-name="P119">Жизнь моя теперь публична,</text:p><text:p text:style-name="P119">Жизнь моя теперь для всех,</text:p><text:p text:style-name="P119">В этом — горе, в этом — счастье,</text:p><text:p text:style-name="P11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3">– Примерно такие. – расхохоталась Тия. <text:span text:style-name="T17">–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7">–</text:span> А водку у вас принято пить?</text:p>
      <text:p text:style-name="P44"><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53"><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7">– Я несказанно рада, что, наконец-то, могу назвать тебя своим другом. </text:span>– мурлыкнула Тия. – <text:span text:style-name="T17">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7">– Это ты называешь “дружбой”? – с </text:span>улыбкой хмыкнул<text:span text:style-name="T17"> я. – </text:span>Мне нравится твоё чувство юмора.</text:p>
      <text:p text:style-name="P53">Аликорница нахмурилась.</text:p>
      <text:p text:style-name="P53"><text:span text:style-name="T17">–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oft-page-break/><text:span text:style-name="T17">– </text:span>Нет, что ты, Тия, не мели ерунды! Я всем доволен, я просто в восторге. Мне вообще кажется, что я попал в рай,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7">— не друг, я — нечто большее. Я тебя </text:span>лю...</text:p>
      <text:p text:style-name="P53">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6">–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5">***</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6">– </text:span><text:span text:style-name="T42">Говорят, в </text:span><text:span text:style-name="T26">Додж </text:span><text:span text:style-name="T27">Джанкшн</text:span><text:span text:style-name="T4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0">А из Пинто Крика уже месяц нет новостей...</text:span></text:p>
      <text:p text:style-name="P5"><text:span text:style-name="T46">–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50">– </text:span>“<text:span text:style-name="T1">Что я могу сделать, чтобы вернуть всё назад?</text:span>”</text:p>
      <text:p text:style-name="P14"><text:span text:style-name="T50">– </text:span><text:span text:style-name="T42">Так и сказала?</text:span></text:p>
      <text:p text:style-name="P1"><text:span text:style-name="T46">– </text:span><text:span text:style-name="T42">Да, </text:span><text:span text:style-name="T43">Фэнси</text:span><text:span text:style-name="T4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0">– </text:span><text:span text:style-name="T42">Что бы это значило, Флер?</text:span></text:p>
      <text:p text:style-name="P14"><text:span text:style-name="T50">– </text:span><text:span text:style-name="T4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кольты!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7">–</text:span> Ты? <text:span text:style-name="T17">–</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7">–</text:span> Пятьдесят шесть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4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7">–</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24">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3"><text:soft-page-break/>Она повернулась и вышла из зала, почти подметая хвостом пол.</text:p>
      <text:p text:style-name="P46"/>
      <text:p text:style-name="P1"><text:span text:style-name="T47">&lt;</text:span><text:span text:style-name="T62">Mark Knopfler - </text:span><text:span text:style-name="T61">Hill Farmer's Blues</text:span><text:span text:style-name="T47">&gt;</text:span></text:p>
      <text:p text:style-name="P48">***</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Луна.</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горгулия?</text:p>
      <text:p text:style-name="P60">– <text:s/>Тебя я забрать ему не дам. А в дядю не тыкай копытом, это невежливо! Спи уже, мой маленький!</text:p>
      <text:p text:style-name="P60">– Поцелуй меня на ночь, мам!</text:p>
      <text:p text:style-name="P60">– Конечно, мой хороший...</text:p>
      <text:p text:style-name="P60"/>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6">–</text:span><text:span text:style-name="T42">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7">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2">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text:span text:style-name="T12">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2">Синхрофазотрон, он же магический </text:span><text:span text:style-name="T13">ускоритель</text:span><text:span text:style-name="T12">, </text:span><text:span text:style-name="T13">служит д</text:span><text:span text:style-name="T1">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7">***</text:p>
      <text:p text:style-name="P46"/>
      <text:p text:style-name="P10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а что, если…</text:span></text:p>
      <text:p text:style-name="P53"><text:span text:style-name="T17">–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требуют ускорить исследования!&lt;</text:span><text:span text:style-name="T36">Луна является изо сна и запрещает Твайлайт дальнейшие исследования – потом Макс встречается с ней во сне</text:span><text:span text:style-name="T17">&gt;</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60"/>
      <text:p text:style-name="P60">– Ага, он был закладкой в четвёртом номере «PlayMare», в разделе «Тридцать две позы, которые удивят вашего френдкольта».</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2">— далеко не у всякого опытного мага хватит силы его вызвать</text:span>.</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53">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2">***</text:p>
      <text:p text:style-name="P73">&lt;Seal — Amazing <text:span text:style-name="T1">(T</text:span><text:span text:style-name="T17">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9">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3">***</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Хренасе... Человеки рулят...» <text:span text:style-name="T21">—</text:span><text:span text:style-name="T22"> </text:span><text:span text:style-name="T6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64">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4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3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5"> </text:span><text:span text:style-name="T49">— чёрный экран. Он высасывает из </text:span>эгрегора Эквестрии (места, откуда берутся и куда уходят <text:span text:style-name="T1">всепони</text:span><text:span text:style-name="T6">, </text:span><text:span text:style-name="T4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0"/>
      <text:p text:style-name="P62">***</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55">***</text:p>
      <text:p text:style-name="P53"/>
      <text:p text:style-name="P60"><text:soft-page-break/>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4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7">—</text:span> 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7">Солнечный лучик настойчиво пробивался сквозь плотно сомкнутые веки. Ветерок через открытое окно </text:span><text:span text:style-name="T1">щекотал уши и шуршал</text:span><text:span text:style-name="T17"> </text:span><text:span text:style-name="T1">занавесками</text:span><text:span text:style-name="T17">. Я раскрыл глаза, в который раз наслаждаясь ясной головой и абсолютной выспанностью </text:span><text:span text:style-name="T46">—</text:span><text:span text:style-name="T17"> роскошью, недоступной мне </text:span><text:span text:style-name="T1">годами</text:span><text:span text:style-name="T1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7">— то ли я был глух к магии, то ли она ко мне, но с в</text:span>олшебством<text:span text:style-name="T17">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6"> </text:span><text:span text:style-name="T42">Мощнее ускорителя только магия драконов, аликорнов и Элементов Гармонии. Если бы я была...</text:span><text:span text:style-name="T17"> </text:span>Ааай!</text:p>
      <text:p text:style-name="P1">Твайлайт, погружённая в свои мысли, не заметила вылезшего из своей корзинки зевающего Спайка.</text:p>
      <text:p text:style-name="P1"><text:span text:style-name="T17">–</text:span> Элементы-шмелементы, <text:span text:style-name="T17">–</text:span> проворчал Спайк, выкарабкиваясь из-под Твайлайт, <text:span text:style-name="T17">–</text:span> доброе утро, Макс. Твай, ты не ушиблась?</text:p>
      <text:p text:style-name="P1"><text:soft-page-break/><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7">–</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2">.</text:span></text:p>
      <text:p text:style-name="P53">…</text:p>
      <text:p text:style-name="P53">Вырвавшись от всезнайки на свежий воздух, я направился в центр. Пробежавшись взглядом по заголовкам газет, сплюнул в сердцах.</text:p>
      <text:p text:style-name="P53">«<text:span text:style-name="T39">Чужестранец-человек разбил сердце нашей обожаемой Селестии! Двор в отчаянии </text:span><text:span text:style-name="T21">—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7">– </text:span>Привет, Эй-Джей! У тебя проблемы?</text:p>
      <text:p text:style-name="P53"><text:span text:style-name="T17">– </text:span>Привет, сахарок. <text:span text:style-name="T17">– </text:span>озабоченно поприветствовала меня пони. <text:span text:style-name="T1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7">– </text:span>А ты, Большой Мак, вместо того, ч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7">–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7">–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17">– Г</text:span>отово. Принимай работу, хозяйка!</text:p>
      <text:p text:style-name="P53">Эпплджек стиснула меня в сокрушающих объятиях.</text:p>
      <text:p text:style-name="P53"><text:soft-page-break/><text:span text:style-name="T1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7">–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7">–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7">– </text:span>Бери, сахарок. Для тебя <text:span text:style-name="T17">— </text:span>самые <text:span text:style-name="T17">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22">— </text:span><text:span text:style-name="T65">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2">— </text:span><text:span text:style-name="T65">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7">– </text:span>Свободно? <text:span text:style-name="T17">– </text:span>спросил я у единственной пони, сидящей за столиком.</text:p>
      <text:p text:style-name="P53"><text:span text:style-name="T17">– </text:span>Да-да, конечно. <text:span text:style-name="T1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17">– <text:s/></text:span>Пирог с грибами, яишницу и чизкейк<text:span text:style-name="T17"> – </text:span>сообщил я подошедшей официантке.</text:p>
      <text:p text:style-name="P53"><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 тому же.</text:p>
      <text:p text:style-name="P53"><text:span text:style-name="T17">–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7">– </text:span>Вы, наверное, ждёте кого-то?</text:p>
      <text:p text:style-name="P56"><text:span text:style-name="T17">– </text:span>Неа.</text:p>
      <text:p text:style-name="P56"><text:span text:style-name="T17">– </text:span>Просто обедаете?</text:p>
      <text:p text:style-name="P56"><text:span text:style-name="T17">– </text:span>Неа.</text:p>
      <text:p text:style-name="P56"><text:span text:style-name="T17">– </text:span>Просто сидите и мрачно смотрите на меня?</text:p>
      <text:p text:style-name="P56"><text:span text:style-name="T17">– </text:span>Неа.</text:p>
      <text:p text:style-name="P56">Хм, а эта пони не из разговорчивых. Ну ладно.</text:p>
      <text:p text:style-name="P56"><text:span text:style-name="T17">– </text:span>А что же вы делаете?</text:p>
      <text:p text:style-name="P56"><text:span text:style-name="T17">– </text:span>Веселюсь. <text:span text:style-name="T17">– </text:span>мрачно заявила пони.</text:p>
      <text:p text:style-name="P56"><text:span text:style-name="T17">– </text:span>Если я вас достал, то так и скажите. Извините.</text:p>
      <text:p text:style-name="P56"><text:soft-page-break/>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17">–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7">– </text:span>Мы с вами раньше встречались?</text:p>
      <text:p text:style-name="P56"><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Макс, и ты программист, и тебе <text:span text:style-name="T3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7">– </text:span>Оставь, Салвер.<text:span text:style-name="T17"> </text:span>Ему за счёт заведения.</text:p>
      <text:p text:style-name="P53"><text:span text:style-name="T17">– </text:span>Ясно, мисс Пинки. <text:span text:style-name="T17">– </text:span>официантка кивнула и ушла.</text:p>
      <text:p text:style-name="P53"><text:span text:style-name="T17">– Ч</text:span>его-о-о?<text:span text:style-name="T17"> </text:span>Так это твой бар?</text:p>
      <text:p text:style-name="P53"><text:span text:style-name="T17">– </text:span>Агась. <text:span text:style-name="T17">– </text:span>поняха пожала плеч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7">– </text:span>Пинки 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7">– </text:span>Тихо-тихо. <text:span text:style-name="T17">– </text:span>я оглянулся на посетителей. Шёпот Пинки, наверное, был слышен даже на улице. <text:span text:style-name="T17">– </text:span>Не вспоминай опять. Давай лучше выпьем на брудершафт. За знакомство.</text:p>
      <text:p text:style-name="P53"><text:span text:style-name="T17">– </text:span>Агась! <text:span text:style-name="T17">– </text:span>кивнула пони, придвигая ко мне бутылку. <text:span text:style-name="T17">–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7">– </text:span>У меня есть идея получше. <text:span text:style-name="T17">– </text:span>на свет показалась фляга Большого Макинтоша.</text:p>
      <text:p text:style-name="P53"><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7">– </text:span>Починил телегу. Только молчок про самогон, раз уж ты в курсе. <text:span text:style-name="T17">– </text:span>я разлил сидр по чашкам.</text:p>
      <text:p text:style-name="P53"><text:span text:style-name="T17">– </text:span>Да ты что?! Чтоб я вы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7">–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7">– У </text:span>тебя такая смешная мордочка! <text:span text:style-name="T17">– </text:span>захихикали Пинки, покачиваясь. <text:span text:style-name="T17">– </text:span>Как будто ты <text:span text:style-name="T65">подкову </text:span>в <text:soft-page-break/>пироге обнаружил. Или Селестию в ванной.</text:p>
      <text:p text:style-name="P53">Это сравнение пробудило во мне полузабытое воспоминание.</text:p>
      <text:p text:style-name="P53"><text:span text:style-name="T17">– </text:span>Эммм... Скажи-ка мне, мой друг П-п-пинки... Легенда про фаэри <text:span text:style-name="T22">— </text:span><text:span text:style-name="T65">эт правда?</text:span></text:p>
      <text:p text:style-name="P53"><text:span text:style-name="T22">– </text:span><text:span text:style-name="T65">Какая из? Их много, вообще-то. Ик!</text:span></text:p>
      <text:p text:style-name="P53"><text:span text:style-name="T22">– </text:span><text:span text:style-name="T65">Про принцесс. Про то, что они фаэри, спустившиеся с неба во плоти, чтоб помогать пони управлять Эквестрией?</text:span></text:p>
      <text:p text:style-name="P53"><text:span text:style-name="T22">– </text:span><text:span text:style-name="T65">Макс, </text:span><text:span text:style-name="T22">– </text:span><text:span text:style-name="T65">захихикала Пинки, взъерошив копытами розовые кудряшки и попытавшись соорудить из них бороду, </text:span><text:span text:style-name="T22">–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22">–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53"><text:span text:style-name="T22">– </text:span><text:span text:style-name="T65">Ты что-о-о! Нельзя любить фаэри! Она похитит твоё сердце, и ты будешь искать её, пока не... </text:span><text:span text:style-name="T22">– </text:span><text:span text:style-name="T65">Пинки погрузилась в так и не съеденный салат «по-Кантерлотски» и захрапела.</text:span></text:p>
      <text:p text:style-name="P53"><text:span text:style-name="T22">– </text:span><text:span text:style-name="T65">Пока не умру?</text:span></text:p>
      <text:p text:style-name="P53"><text:span text:style-name="T22">– </text:span><text:span text:style-name="T65">Нет, глупенький, </text:span><text:span text:style-name="T22">– </text:span><text:span text:style-name="T65">пробулькала Пинки из миски. </text:span><text:span text:style-name="T22">– </text:span><text:span text:style-name="T65">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7">– </text:span>Судя по тому, как ты стремительно сбежал от меня не попрощавшись, у тебя проблемы. <text:span text:style-name="T17">– </text:span>заметила с укором кобылка.</text:p>
      <text:p text:style-name="P57"><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57"><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57"><text:span text:style-name="T17">–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7">– </text:span>Стооой! <text:span text:style-name="T17">– </text:span>заорал я. <text:span text:style-name="T17">– </text:span>Выпрыгивай из бочки!!!</text:p>
      <text:p text:style-name="P57">Кобылка-пилот улыбнулась и постукала копытцем по шлему, показывая, что не слышит меня.</text:p>
      <text:p text:style-name="P57"><text:span text:style-name="T17">– </text:span>Выпрыгивааа... <text:span text:style-name="T17">–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7">– </text:span>Эм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7">– </text:span>Смотри, вот те и ответ на вопрос, куда деваются пони!</text:p>
      <text:p text:style-name="P57"><text:span text:style-name="T17">– </text:span>Где? <text:span text:style-name="T17">– </text:span>единорожка начала оглядываться.</text:p>
      <text:p text:style-name="P57"><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57"><text:span text:style-name="T17">– </text:span>И что? Я всё равно не пойму, куда пони деваются? И куда пропала Скуталу?</text:p>
      <text:p text:style-name="P57"><text:span text:style-name="T17">– Я </text:span>их ем. <text:span text:style-name="T17">– </text:span>зверски ухмыльнувшись, сообщил я поняшам. <text:span text:style-name="T17">–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3"/>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7">— </text:span>забавного не вполне нормального единорога, считающего себя то человеком, то аликорном.<text:span text:style-name="T1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text:span text:style-name="T71">Несомненно, исчезновения пони связаны с чёрным экраном. </text:span>Разгадка экрана <text:span text:style-name="T17">— </text:span>ключ к разгадке тайны исчезновения пони.</text:p>
      <text:p text:style-name="P63"><text:span text:style-name="T1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оявились и в реальном мире.</text:p>
      <text:p text:style-name="P63"><text:soft-page-break/>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7">P.S. Н</text:span>е гневите мироздание воровством! <text:span text:style-name="T39">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7">— </text:span>если ты уже не сердишься на меня <text:span text:style-name="T17">—</text:span> или просто кладу <text:span text:style-name="T72">рог</text:span> тебе на плечо в противном случае.</text:p>
      <text:p text:style-name="P63"/>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0"/>
      <text:h text:style-name="Heading_20_2" text:outline-level="2">13. Мэйнхэттен</text:h>
      <text:p text:style-name="P60"/>
      <text:p text:style-name="P57"><text:span text:style-name="T17">–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7">– </text:span>Не отсылается. Глюк какой-то.</text:p>
      <text:p text:style-name="P57"><text:soft-page-break/>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ли нарисовать солнцем «<text:span text:style-name="T17">х#й</text:span>» на небе, чем заставить пони-чинушу поступиться хотя бы запятой в должностных инструкциях.</text:p>
      <text:p text:style-name="P57"><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57"><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7">– </text:span>Это неправильно! <text:span text:style-name="T17">– </text:span>заявила Рэйнбоу Дэш, отвернувшись от окна.</text:p>
      <text:p text:style-name="P57"><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57"><text:span text:style-name="T17">– </text:span>Да я не про то! <text:span text:style-name="T17">– </text:span>отмахнулась пегаска. <text:span text:style-name="T17">– </text:span>Посмотри на поле.</text:p>
      <text:p text:style-name="P57"><text:span text:style-name="T17">– </text:span>И что? Поле как поле.</text:p>
      <text:p text:style-name="P57"><text:span text:style-name="T17">– </text:span>Оно не убрано. <text:span text:style-name="T17">– </text:span>мрачно ответила Дэш. <text:span text:style-name="T17">–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17">– </text:span>У самого посёлка поля убраны. Наверняка дойдёт дело и до остальных.</text:p>
      <text:p text:style-name="P57"><text:span text:style-name="T17">– </text:span>Не дойдёт. <text:span text:style-name="T17">– </text:span>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7">– </text:span>Спасибо, но от пинкиных плюшек у меня фланки округляются.</text:p>
      <text:p text:style-name="P57"><text:span text:style-name="T17">– </text:span>Да ладно тебе! От одной не округлятся.</text:p>
      <text:p text:style-name="P57"><text:span text:style-name="T17">– </text:span>От одной —<text:span text:style-name="T17"> </text:span>нет. Но я ж на одной не остановлюсь. <text:span text:style-name="T17">– </text:span>Пегаска взяла карту и нахмурилась. <text:span text:style-name="T17">–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7"> </text:span>Как будто…</text:p>
      <text:p text:style-name="P57"><text:span text:style-name="T17">–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7">– </text:span>Они паслись… Ты можешь себе представить? Макс! Они ПАСЛИСЬ! Ели траву, как какие-то дикари! Фигня какая-то…</text:p>
      <text:p text:style-name="P57"><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7">– </text:span>Что за…?</text:p>
      <text:p text:style-name="P9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7">– </text:span>Леди и джентльпони! Просьба не паниковать! Поезд дальше не идёт: впереди провал! <text:span text:style-name="T17">– </text:span>крикнул проводник.</text:p>
      <text:p text:style-name="P57"><text:span text:style-name="T17">– </text:span>Какой ещё, в дышло, провал? Я проезжал тут два дня назад!</text:p>
      <text:p text:style-name="P57"><text:span text:style-name="T17">– </text:span>Безобразие! Верните мне деньги за билет!</text:p>
      <text:p text:style-name="P57"><text:span text:style-name="T17">– </text:span>Как вы смеете! Я опоздаю в порт! <text:s/><text:span text:style-name="T17">–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7">– </text:span>Эта дыра фиг знает на сколько длится! <text:span text:style-name="T17">– </text:span>заявила Дэш, выныривая из темноты. <text:span text:style-name="T1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7">– </text:span>Дэш, нам надо на ту сторону.</text:p>
      <text:p text:style-name="P57"><text:span text:style-name="T17">– </text:span>Нет проблем. Я могу тебя перенести.</text:p>
      <text:p text:style-name="P57">Я с сомнением посмотрел на пегаску. Дэш в холке была мне по пояс.</text:p>
      <text:p text:style-name="P57"><text:span text:style-name="T17">–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57"><text:soft-page-break/>Мля.</text:p>
      <text:p text:style-name="P57"><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7">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17">– </text:span>Ты как, в порядке? Макс? <text:span text:style-name="T17">– п</text:span>егаска озабоченно потрогала меня за плечо. <text:span text:style-name="T17">–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7">–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text:span><text:span text:style-name="T48">– </text:span><text:span text:style-name="T52">прочитал охранник, близоруко щурясь.</text:span></text:p>
      <text:p text:style-name="P57"><text:span text:style-name="T17">– </text:span>Удостоверение личности предъявлять? <text:span text:style-name="T17">– </text:span>осведомился я.</text:p>
      <text:p text:style-name="P57"><text:span text:style-name="T17">– </text:span>Ч-ч-человеку М-м-максу? <text:span text:style-name="T17">–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7">– </text:span>Нет, ты видела? Он мне чуть ногу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57">Дэш, ни слова не говоря, прислонила ухо к двери.</text:p>
      <text:p text:style-name="P57"><text:span text:style-name="T17">– </text:span>Будешь смеяться, но именно этим он и занят. Вызывает полицию по телефону. <text:span text:style-name="T17">– </text:span>сообщила пегаска.</text:p>
      <text:p text:style-name="P57"><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7">– </text:span>Оп-па! <text:span text:style-name="T17">– </text:span>пегаска оторвала ухо от двери. <text:span text:style-name="T17">–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7">– </text:span>Сколько у нас времени?</text:p>
      <text:p text:style-name="P57">Дэш почесала в затылке.</text:p>
      <text:p text:style-name="P57"><text:span text:style-name="T17">–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7">–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7">–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7">– “</text:span>Портативный магоэнергетический ускоритель «<text:span text:style-name="T17">Psyntel Rari2+ DDR</text:span>»,<text:span text:style-name="T17"> </text:span>демо-прототип<text:span text:style-name="T17">” – </text:span>прочитал я на бирке. <text:span text:style-name="T17">– </text:span>Оно!<text:span text:style-name="T17">&lt;</text:span>Т<text:span text:style-name="T31">вайлайт в Понивилле, услышав про портативный ускоритель, захочет его получить. Макс смутится</text:span><text:span text:style-name="T17">&gt;</text:span></text:p>
      <text:p text:style-name="P57">Снаружи послышался вой сирены и цокот множества копыт.</text:p>
      <text:p text:style-name="P57"><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7">– </text:span>Это твои двадцать минут? <text:span text:style-name="T17">– </text:span>возмутился я. <text:span text:style-name="T17">– </text:span>Да ещё и десяти не прошло!</text:p>
      <text:p text:style-name="P57">Дэш вымучено скривилась.</text:p>
      <text:p text:style-name="P57"><text:span text:style-name="T17">–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17">–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7">– </text:span>Ну уж фигушки. Я тебя тут не оставлю.</text:p>
      <text:p text:style-name="P57"><text:span text:style-name="T17">– </text:span>Дэш! <text:span text:style-name="T17">– </text:span>взмолился я. <text:span text:style-name="T17">–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7">– </text:span>Ты не понимаешь! <text:span text:style-name="T17">– </text:span>упрямо мотнула головой пегаска. <text:span text:style-name="T17">–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17">– </text:span>Быстро за мной! <text:span text:style-name="T17">–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7">– Ю-</text:span>хууу<text:span text:style-name="T17">!!!</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7">–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7">– </text:span>Макс, подвинься!</text:p>
      <text:p text:style-name="P57">Пегаска оттеснила меня крупом и повернулась к двери задом.</text:p>
      <text:p text:style-name="P57"><text:span text:style-name="T17">–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7">– </text:span>Ты чего на меня так уставился? <text:span text:style-name="T17">– </text:span>подозрительно спросила пегаска.</text:p>
      <text:p text:style-name="P57"><text:span text:style-name="T17">– </text:span>Да так… Не ожидал, что ты такая…</text:p>
      <text:p text:style-name="P57"><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7">–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7">–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7">– </text:span>Ты! Не! По! Нял! Те! Бе! Не! Льзя! Тут! Ос! Та! ВАТЬСЯ!!! <text:span text:style-name="T17">–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17">–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17">–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7">–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7">–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17">– </text:span>А это у нас кто? Гмм. Пегаска. Вот так раз! Рэйнбоу Дэш! Какими судьбами?</text:p>
      <text:p text:style-name="P57"><text:span text:style-name="T17">– </text:span>ТРИКСИ! <text:span text:style-name="T17">– <text:s/></text:span>фейсхуфнула Дэш. <text:span text:style-name="T17">– </text:span>Во имя Селестии, ЧТО ты тут делаешь?!!</text:p>
      <text:p text:style-name="P57"><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7">–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57"><text:span text:style-name="T17">– </text:span>Трикси! Не смей! У нас мегаважное задание! Нам нужно вернуться Понивилль во что бы то ни стало! <text:span text:style-name="T17">– </text:span>пегаска извивалась изо всех сил, пытаясь выбраться из магического захвата.</text:p>
      <text:p text:style-name="P57"><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7">– </text:span>Ей ведь нельзя рассказывать, да?</text:p>
      <text:p text:style-name="P57"><text:span text:style-name="T17">– </text:span>Нельзя. <text:span text:style-name="T17">– </text:span>подтвердил я. <text:span text:style-name="T17">–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7">–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7">– </text:span>ОГО!</text:p>
      <text:p text:style-name="P57">Единорожка аж уселась на крыльцо от удивления.</text:p>
      <text:p text:style-name="P57"><text:span text:style-name="T17">–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17">– </text:span>Если в этом участвует САМА Селестия, Великой и Могущественной Трикси ТЕМ БОЛЕЕ надо в <text:soft-page-break/>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7">– </text:span>Мы приняли решение не выдавать вас полиции в обмен на то, что вы расскажете нам о вашей секретной миссии!</text:p>
      <text:p text:style-name="P57"><text:span text:style-name="T17">– </text:span>Не пойдёт! <text:span text:style-name="T17">– </text:span>заявил я. <text:span text:style-name="T17">– </text:span>Я уже сказал, что это тайна. Мне добавить нечего.</text:p>
      <text:p text:style-name="P57"><text:span text:style-name="T17">– </text:span>Да неужели? <text:span text:style-name="T17">– </text:span>захлопала ресницами Трикси. <text:span text:style-name="T17">–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0"/>
      <text:p text:style-name="P57"><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нам, куда исчезла принцесса Селестия!</text:p>
      <text:p text:style-name="P57"><text:span text:style-name="T17">– </text:span>Так вот почему я не могу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7">–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39">Исчезновение дневной главы диархии: Эквестрия в панике!</text:span>» (статья двухдневной давности).</text:p>
      <text:p text:style-name="P57">«<text:span text:style-name="T3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9">Да отстаньте же вы от меня! Он сказал, что ест пони, но я этого НЕ ВИДЕЛА!!!</text:span>»).</text:p>
      <text:p text:style-name="P57">«<text:span text:style-name="T3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138">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50">– … <text:span text:style-name="T1">ОНИ ЧТО, ШУТОК НЕ ПОНИМАЮТ?!! </text:span>– <text:span text:style-name="T1">заорал я </text:span><text:span text:style-name="T15">наконец</text:span><text:span text:style-name="T1">. </text:span>– <text:span text:style-name="T1">Нашли пониеда, ёб их дымоходом через коромысло!!!</text:span></text:p>
      <text:p text:style-name="P57"><text:span text:style-name="T17">– </text:span>Прикинь, а? <text:span text:style-name="T17">– </text:span>участливо ткнулась в меня носом Дэш. <text:span text:style-name="T17">– </text:span>Над моими приколами тоже одна я смеюсь. <text:soft-page-break/><text:span text:style-name="T69">У</text:span><text:span text:style-name="T23"> </text:span><text:span text:style-name="T69">б</text:span>ольшинств<text:span text:style-name="T69">а</text:span> вместо чувства юмора жир на ляжках.</text:p>
      <text:p text:style-name="P67">Я отчаянно массировал виски пальцами. <text:span text:style-name="T14">Всё катилось к чертям собачьим.</text:span> <text:span text:style-name="T11">У</text:span><text:span text:style-name="T10">течка эгрегора</text:span><text:span text:style-name="T1"> добрал</text:span><text:span text:style-name="T10">а</text:span><text:span text:style-name="T1">сь и до Селли. Теперь у меня нет ангела-хранителя </text:span><text:span text:style-name="T14">и лучшего друга</text:span><text:span text:style-name="T1">. И меня ищет пол-Эквестрии. </text:span><text:span text:style-name="T14">И е</text:span><text:span text:style-name="T9">сли найдут, хрен им докажешь, что я ни при чём! </text:span><text:span text:style-name="T16">Впрочем, какое это, нахрен, имеет значение по сравнению с исчезновением Селли?!</text:span></text:p>
      <text:p text:style-name="P136"><text:span text:style-name="T70">Я зажал голову в ладонях и застонал, покачиваясь из стороны в сторону.</text:span></text:p>
      <text:p text:style-name="P136"><text:span text:style-name="T17">– </text:span>Макс? Ты в порядке?</text:p>
      <text:p text:style-name="P140"><text:span text:style-name="T7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span></text:p>
      <text:p text:style-name="P141">Мир смеялся над моими планами, макая меня в лужу несбывшихся мечтаний, как нашкодившего котёнка. </text:p>
      <text:p text:style-name="P67"><text:span text:style-name="T14">Но!</text:span><text:span text:style-name="T8"> </text:span><text:span text:style-name="T14">М</text:span><text:span text:style-name="T8">ы добыли резонаторы и, </text:span><text:span text:style-name="T10">если доберёмся до Понивилля, </text:span><text:span text:style-name="T8"><text:s/>можем провести эксперимент. </text:span><text:span text:style-name="T14">И е</text:span><text:span text:style-name="T9">сли он завершится успешно, мы узнаем причину </text:span><text:span text:style-name="T10">утечки и, может быть, сможем её устранить. И тогда, может быть, сможем вернуть Селли.</text:span></text:p>
      <text:p text:style-name="P134">Дерьмо! Слишком много «если» и «может быть»!</text:p>
      <text:p text:style-name="P135">Трижды дерьмо!!! Я забыл, что для проведения эксперимента, нам нужна помощь Селестии!</text:p>
      <text:p text:style-name="P68"><text:span text:style-name="T1">«.</text:span><text:span text:style-name="T3">..А ускоритель </text:span><text:span text:style-name="T19">—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135"/>
      <text:p text:style-name="P139"/>
      <text:p text:style-name="P59">Шок постепенно отпускал меня. Взамен пришла тупая боль утраты. Я не виделся с аликорницей уже <text:span text:style-name="T68">м</text:span>ного дней, но всё это время она незримо присутствовала рядом со мной. <text:span text:style-name="T67">Я чувствовал её присутствие в своих снах, в её письмах и распоряжениях</text:span>. <text:span text:style-name="T68">Я знал, что когда вернусь в Кантерлот, я снова увижу её. </text:span>Сейчас же она ушла окончательно, оставив после себя пустоту.</text:p>
      <text:p text:style-name="P51"/>
      <text:p text:style-name="P107"><text:span text:style-name="T17"><text:s/>&lt;</text:span><text:span text:style-name="T36"> - </text:span><text:span text:style-name="T31">Я не могу быть вашим спасителем! Я намного хуже и испорченнее вас!</text:span><text:span text:style-name="T17">&gt;</text:span></text:p>
      <text:p text:style-name="P57"/>
      <text:p text:style-name="P50">&lt;<text:span text:style-name="T32">Главы с Максом и Дэш — в стиле «Криминального чтива»</text:span>&gt;</text:p>
      <text:p text:style-name="P57"/>
      <text:p text:style-name="P50"/>
      <text:p text:style-name="P1"><text:span text:style-name="T48">&lt;</text:span><text:span text:style-name="T4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3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После чего Макс с Дэш возвращаются в Понивилль (глава 34 с Дэш — после крушения <text:soft-page-break/>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18"> </text:span><text:span text:style-name="T60">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32">В Понивилле</text:span><text:span text:style-name="T31"> — эксперимент с Воплощением Индрэ на </text:span><text:span text:style-name="T3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31">. </text:span><text:span text:style-name="T32">Макс видит дерево реальностей Эквестрии и в своём сне-прошлом в</text:span><text:span text:style-name="T31">идит Селестию в очереди на вылет - </text:span><text:span text:style-name="T32">и в</text:span><text:span text:style-name="T31">идит, куда ведёт чёрный экран </text:span><text:span text:style-name="T32">(в мир людей)</text:span><text:span text:style-name="T31">. </text:span><text:span text:style-name="T3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text:span><text:soft-page-break/><text:span text:style-name="T32">реанимации, постепенно просыпаясь — Луна его выдернет из засасывающей реальности Макса обратно в Эквестрию</text:span><text:span text:style-name="T31">).</text:span><text:span text:style-name="T3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2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20">&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3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32">- В законе не указана конкретный соправитель Диархии!</text:span>&gt;</text:p>
      <text:p text:style-name="P46"/>
      <text:p text:style-name="P46">&lt;<text:span text:style-name="T32">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text:soft-page-break/>&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3">Но реальная Эквестрия здорово отличалась от сериальной. </text:p>
      <text:p text:style-name="P53"/>
      <text:p text:style-name="P53"/>
      <text:p text:style-name="P2"><text:span text:style-name="T17">–</text:span> Заклинания Свирла Бородатого обычно срабатывают без ошибок.</text:p>
      <text:p text:style-name="P2"><text:span text:style-name="T17">–</text:span> Если их правильно вызывают, <text:span text:style-name="T17">–</text:span> пробурчал возвратившийся Спайк, укладываясь в корзинку.</text:p>
      <text:p text:style-name="P2"><text:span text:style-name="T17">–</text:span> Что он имел ввиду?</text:p>
      <text:p text:style-name="P2"><text:span text:style-name="T17">–</text:span> Нууу, - Твайлайт смутилась, <text:span text:style-name="T17">–</text:span> заклинание сработало со второй попытки. В первый раз, с <text:span text:style-name="T3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7">–</text:span> Единорожка опустила голову.</text:p>
      <text:p text:style-name="P2"/>
      <text:p text:style-name="P2"><text:span text:style-name="T17">&lt;</text:span><text:span text:style-name="T31">Селестия проснётся на Терре в облике кибермозга, т.к. в своём мире она на ступень выше пони (а кибермозг на Терре на ступень выше людей)</text:span><text:span text:style-name="T17">&gt;</text:span></text:p>
      <text:p text:style-name="P15"/>
      <text:p text:style-name="P2"><text:span text:style-name="T17">–</text:span> Да, печально получилось <text:span text:style-name="T17">&lt;</text:span><text:span text:style-name="T32">и всего-то</text:span><text:span text:style-name="T1">?</text:span><text:span text:style-name="T17">&gt;</text:span>. Но вернёмся к заклинанию. Во второй раз вы вызвали его правильно <text:span text:style-name="T1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7">–</text:span> Нет, она мне ничего не говорила. Но, видишь ли, ваше королевство и вы сами описаны в моём мире в детском сериале.</text:p>
      <text:p text:style-name="P2"><text:span text:style-name="T17">–</text:span> Мы? Описаны? <text:span text:style-name="T17">–</text:span> Твайлайт от удивления открыла рот. <text:span text:style-name="T1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7">–</text:span> Вряд ли кто-то из людей побывал здесь до меня. До вас ведь никто не вызывал это заклинание Свирла?</text:p>
      <text:p text:style-name="P2"><text:soft-page-break/><text:span text:style-name="T17">–</text:span> Нет. Собрание столь сильных магов запомнилось бы.</text:p>
      <text:p text:style-name="P2"><text:span text:style-name="T1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7">–</text:span> Вам нравятся рассказы про Эквестрию? <text:span text:style-name="T17">–</text:span> Твайлайт улыбнулась.</text:p>
      <text:p text:style-name="P2"><text:span text:style-name="T1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7">–</text:span> Брони?</text:p>
      <text:p text:style-name="P2"><text:span text:style-name="T1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7">–</text:span> Ого! У нас есть поклонники! Интересно было бы поговорить об этом с твоим другом.</text:p>
      <text:p text:style-name="P2"><text:span text:style-name="T17">–</text:span> Его нет. Он погиб полгода назад.</text:p>
      <text:p text:style-name="P2"><text:span text:style-name="T17">–</text:span> О, мои соболезнования! <text:span text:style-name="T17">–</text:span> Твайлайт подошла ко мне и положила переднюю ногу мне на плечо (когда я сидел, она вполне могла достать до него). <text:span text:style-name="T17">–</text:span> Друзей терять очень тяжко.</text:p>
      <text:p text:style-name="P2"><text:span text:style-name="T1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7">–</text:span> Подумать только! <text:span text:style-name="T17">–</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17">–</text:span> Я помню, ваша магия Элементов Гармонии обладает большой силой.</text:p>
      <text:p text:style-name="P2"><text:span text:style-name="T17">–</text:span> Да. <text:span text:style-name="T17">–</text:span> <text:span text:style-name="T1">к</text:span>ивнула Твайлайт. <text:span text:style-name="T1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7">–</text:span> Для восстановления гармонии, говришь, <text:span text:style-name="T17">–</text:span> я почесал затылок.</text:p>
      <text:p text:style-name="P2"><text:span text:style-name="T17">–</text:span> Ну да, это так. Большие возмущения гармонии можно исправить только с помощью… Ой!..</text:p>
      <text:p text:style-name="P2"><text:span text:style-name="T17">–</text:span> Угу, вот именно. Сейчас имеем “большое возмущение гармонии”.</text:p>
      <text:p text:style-name="P2"><text:soft-page-break/>Твайлайт прижала копыта к вискам.</text:p>
      <text:p text:style-name="P15"/>
      <text:p text:style-name="P2"><text:span text:style-name="T17">–</text:span> Ты не понимаешь… Я сейчас расскажу.</text:p>
      <text:p text:style-name="P2"/>
      <text:p text:style-name="P2"/>
      <text:p text:style-name="P2"/>
      <text:p text:style-name="P2"><text:span text:style-name="T17">–</text:span> Найтмэр Мун и Дискорд не разорвались и не сгорели.</text:p>
      <text:p text:style-name="P2"><text:span text:style-name="T17">–</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7">&lt;</text:span><text:span text:style-name="T3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7">&gt;</text:span></text:p>
      <text:p text:style-name="P1"><text:span text:style-name="T17">&lt;</text:span><text:span text:style-name="T38">В разговоре в Кантерлоте с Луной после исчезновения Селестии Макс узнаёт, что она (Селестия) холодна к сексу.</text:span><text:span text:style-name="T17">&gt;</text:span></text:p>
      <text:p text:style-name="P1"/>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7">&gt;</text:span></text:p>
      <text:p text:style-name="P53"/>
      <text:h text:style-name="P15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7">&lt;</text:span><text:span text:style-name="T31">Влад рассказывает Максу о своём сне </text:span><text:span text:style-name="T36">—</text:span><text:span text:style-name="T31"> как он был поняхой, а потом проснулся в мире Терры</text:span><text:span text:style-name="T17">&gt;</text:span></text:p>
      <text:p text:style-name="P2"/>
      <text:p text:style-name="P2"/>
      <text:p text:style-name="P4">***</text:p>
      <text:p text:style-name="P15"/>
      <text:p text:style-name="P14"/>
      <text:p text:style-name="P15"><text:span text:style-name="T54">&lt;</text:span><text:span text:style-name="T35">самолёт в эквестрию проваливается во время </text:span><text:span text:style-name="T3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1">&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4">&lt;<text:span text:style-name="T3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7">–</text:span> Ты могла бы нести меня телекинезом. Я, после того, как узнал о ваших способностях, удивлялся, почему ты этого не сделала?</text:p>
      <text:p text:style-name="P2"><text:span text:style-name="T17">–</text:span> Шутишь? <text:span text:style-name="T17">–</text:span> Селестия скосила на меня фиалковый глаз, продолжая колдовать с мешочком. <text:span text:style-name="T17">–</text:span> Ты бы потом не захотел бы видеть меня от перенесенного унижения.</text:p>
      <text:p text:style-name="P32"><text:span text:style-name="T17">&lt;Селестия </text:span>хочет любым способом (34) расположить к себе Макса, чтоб получить союзника в борьбе за спасение Эквестрии<text:span text:style-name="T17">&gt;</text:span></text:p>
      <text:p text:style-name="P2"><text:soft-page-break/></text:p>
      <text:p text:style-name="P2"><text:span text:style-name="T17">–</text:span> А дальше всё было хуже, намного хуже...</text:p>
      <text:p text:style-name="P2"/>
      <text:p text:style-name="P1"/>
      <text:p text:style-name="P2"/>
      <text:p text:style-name="P4">***</text:p>
      <text:p text:style-name="P15"/>
      <text:p text:style-name="P2"><text:span text:style-name="T17">&lt;Луна - </text:span><text:span text:style-name="T3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7">&gt;</text:span></text:p>
      <text:p text:style-name="P15"/>
      <text:h text:style-name="P152"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3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7">–</text:span> Тьфу ты, б-бестия! <text:span text:style-name="T17">–</text:span> Мэдтроттер принялся протирать окровавленное лезвие. <text:span text:style-name="T17">–</text:span> Впервые такую тварь встречаю.</text:p>
      <text:p text:style-name="P2"><text:span text:style-name="T17">–</text:span> Не думаю, что она появится ещё. <text:span text:style-name="T17">–</text:span> Калрус вслушивался в лесной шум. Уши его поворачивались по ветру. <text:span text:style-name="T17">–</text:span> Ты её хорошенько угостил. По первому разряду!</text:p>
      <text:p text:style-name="P2"><text:span text:style-name="T17">–</text:span> У нас, в Аппалузе, это называется “салют легионера”, <text:span text:style-name="T17">–</text:span> усмехнулся Хорст. <text:span text:style-name="T17">–</text:span> Мало кто из врагов его переживает.</text:p>
      <text:p text:style-name="P2"><text:soft-page-break/><text:span text:style-name="T17">–</text:span> Первым дежуришь ты, Мэдди. Потом я. Калрус <text:span text:style-name="T17">—</text:span> последним, <text:span text:style-name="T17">–</text:span> решил я. <text:span text:style-name="T1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7">–</text:span> Что за чертовщина? <text:span text:style-name="T17">–</text:span> Мэдтроттер трогал копытом лежащую на земле плеть лианы, которая медленно уползала в чащу, сворачиваясь в колючий клубок.</text:p>
      <text:p text:style-name="P2"><text:span text:style-name="T17">–</text:span> Не нравится мне это, <text:span text:style-name="T17">–</text:span> пробормотал Калрус, стряхивая с крыла зелёную плеть, свесившуюся с дерева и попытавшуюся обвить его махательный сустав. <text:span text:style-name="T1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7">–</text:span> Да уж, <text:span text:style-name="T17">–</text:span> Мэдтроттер обнажил алебарду и закрепил её на ноге остриём вверх. <text:span text:style-name="T1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7">–</text:span> Шанту?</text:p>
      <text:p text:style-name="P2"><text:span text:style-name="T17">–</text:span> Ваше Высочество? Мы никогда не встречали такое существо раньше и я…</text:p>
      <text:p text:style-name="P2"><text:span text:style-name="T1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7">–</text:span> Хотя кое-кто за за тысячу лет воздержания накопил столько силы, что может жонглировать планетами, не думаю, что он <text:span text:style-name="T17">&lt;</text:span><text:span text:style-name="T30">вот эту-то энергию Дискорд и потратил на превращение в дракона в мире Терры</text:span><text:span text:style-name="T1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7">&lt;</text:span><text:span text:style-name="T32">Добавить кокатрикса, мантикору и древесных волков. Тентаклианы переименовать в пландерсиды</text:span><text:span text:style-name="T1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7">–</text:span> Что за ерунда? <text:span text:style-name="T1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7">–</text:span> Не знаю, что за ерунда, но теперь становится ясно, откуда тут те черепа. <text:span text:style-name="T17">–</text:span> Я вытер накрыльный нож о траву и показал на две продолговатости, тускло белевшие в траве у самого ствола граба. <text:span text:style-name="T1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7">–</text:span> Пхе, будет несколько <text:span text:style-name="T17">—</text:span> выберешь для них самый подходящий! <text:span text:style-name="T1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7">&lt;</text:span><text:span text:style-name="T31">короткий</text:span><text:span text:style-name="T1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text:soft-page-break/>этаким островком надёжности посреди ставшего чужим и опасным Вечнодикого леса.</text:p>
      <text:p text:style-name="P2"><text:span text:style-name="T17">–</text:span> Ходят слухи, Стар <text:span text:style-name="T1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7">–</text:span> Мечтательно разглагольствовал Калрус.</text:p>
      <text:p text:style-name="P2"><text:span text:style-name="T17">–</text:span> Смотри, как бы ты сам после такой встречи не стал чудным материалом для <text:s/>чудовища, <text:span text:style-name="T17">–</text:span> проворчал Мэдтроттер. <text:span text:style-name="T1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7">–</text:span> Странно, кто-то ходил к замку после того, как он был заброшен, <text:span text:style-name="T17">–</text:span> пробормотал Мэдтроттер. <text:span text:style-name="T1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7">–</text:span> Дискорд! Что их убило? <text:span text:style-name="T17">–</text:span> присвистнул обошедший Хорста с другой стороны Калрус.</text:p>
      <text:p text:style-name="P2"><text:span text:style-name="T17">–</text:span> Что бы их ни убило, нам с этим знакомиться ни к чему, <text:span text:style-name="T17">–</text:span> пробормотал Мэдтроттер озираясь. <text:span text:style-name="T1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7">–</text:span> Это королевский конвой. Такие были на службе у принцесс ещё лет двадцать назад, до Раздора.</text:p>
      <text:p text:style-name="P2"><text:span text:style-name="T17">–</text:span> Такое впечатление, что… <text:span text:style-name="T1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7">–</text:span> ...тут была засада <text:span text:style-name="T1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7">—</text:span> туда мы и помчались, сопровождаемые хлопками и свистом вращающихся шаров.</text:p>
      <text:p text:style-name="P4">***</text:p>
      <text:p text:style-name="P2"><text:span text:style-name="T17">–</text:span> Откуда там останки пегасов? Кто мог поймать их там? Они могут уйти от любой засады.</text:p>
      <text:p text:style-name="P2"><text:span text:style-name="T17">–</text:span> Не знаю, как насчёт летунов, принцессса, но когда мы осматривали кости, на нас было совершено нападение...</text:p>
      <text:p text:style-name="P2"><text:span text:style-name="T17">–</text:span> Вот как? На королевскую стражу в центре Эквестрии? Кто же это был?</text:p>
      <text:p text:style-name="P2"><text:span text:style-name="T17">–</text:span> Лианы, принцесса. <text:span text:style-name="T17">–</text:span> Кимеринн отчеканил последнюю фразу, глядя прямо перед собой. <text:span text:style-name="T1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7">– </text:span>сорок. Мы назвали их <text:span text:style-name="T17">&lt;</text:span><text:span text:style-name="T31">???</text:span><text:span text:style-name="T17">&gt;</text:span></text:p>
      <text:p text:style-name="P2">Луна обошла Кимеринна. </text:p>
      <text:p text:style-name="P2"><text:span text:style-name="T17">–</text:span> У вас рассечен бок. И колотая рана на шее.</text:p>
      <text:p text:style-name="P2"><text:span text:style-name="T17">–</text:span> Не уследил за лианой, Ваше Высочество. Ерунда. Калрус вовремя отсёк плеть. <text:span text:style-name="T17">–</text:span> Голубые глаза Кимеринна смотрели прямо сквозь Луну, не мигая.</text:p>
      <text:p text:style-name="P2"><text:soft-page-break/><text:span text:style-name="T1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7">–</text:span> Я ценю вашу службу и хочу достойно наградить вас. Спрашивайте.</text:p>
      <text:p text:style-name="P2"><text:span text:style-name="T17">–</text:span> Мне… мне ничего не нужно, Ваше Высочество. <text:span text:style-name="T1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7">–</text:span> Кимеринн, вы окажете своей принцессе услугу, если согласитесь <text:s/>принять от неё награду! <text:span text:style-name="T17">–</text:span> Если бы он понял… Как когда-то понял Амарок… Аликорны <text:span text:style-name="T17">—</text:span> тоже живые существа. И они очень одиноки…</text:p>
      <text:p text:style-name="P2"><text:span text:style-name="T17">–</text:span> Хорошо, Ваше Высочество. <text:span text:style-name="T17">–</text:span> Кимеринн смотрел не мигая в точку прямо перед собой. <text:span text:style-name="T17">–</text:span> Я хочу… в награду… обращаться к вам на “ты”!</text:p>
      <text:p text:style-name="P2">Туман застилал глаза Луне. Она смотрела на него <text:span text:style-name="T1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7">–</text:span> Ну что же… Я рада оказать такую услугу… Тебе…</text:p>
      <text:p text:style-name="P2"><text:span text:style-name="T17">–</text:span> Принцесса…</text:p>
      <text:p text:style-name="P2"><text:span text:style-name="T17">–</text:span> Луна, мой дорогой. Для тебя <text:span text:style-name="T17">—</text:span> Луна…</text:p>
      <text:p text:style-name="P2">...</text:p>
      <text:p text:style-name="P2"/>
      <text:h text:style-name="P152" text:outline-level="2">Рейд пони-рэйнджеров-2 (<text:span text:style-name="T3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7">&lt;</text:span><text:span text:style-name="T31">гидрорысью</text:span><text:span text:style-name="T17">&gt;</text:span> и нападением <text:span text:style-name="T17">&lt;</text:span><text:span text:style-name="T31">тентаклиан</text:span><text:span text:style-name="T17">&gt;</text:span> казался мне ещё опаснее. А если этот <text:soft-page-break/>корабль обследовать как следует…</text:p>
      <text:p text:style-name="P2"><text:span text:style-name="T17">–</text:span> Заночуем внутри. - <text:span text:style-name="T1">р</text:span>ешил я.</text:p>
      <text:p text:style-name="P2"><text:span text:style-name="T17">&lt;</text:span><text:span text:style-name="T31">Нужен ли тут самолёт? Нужен артефакт из Fallout Equestria - летучий корабль</text:span>?<text:span text:style-name="T17">&gt;</text:span></text:p>
      <text:p text:style-name="P2">Утро встретило нас туманом. Я пытался рассмотреть руины замка на противоположном берегу.</text:p>
      <text:p text:style-name="P2"><text:span text:style-name="T17">–</text:span> Идти опасно. Засаду прозевать <text:span text:style-name="T17">—</text:span> как два пера об мостовую. Хорст, я слетаю в разведку. Не нравится мне это болото.</text:p>
      <text:p text:style-name="P2"><text:span text:style-name="T1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7">–</text:span> Заметил что-то. <text:span text:style-name="T17">–</text:span> Хорст приставил копыто ко лбу, пытаясь рассмотретьчто-то против солнца. <text:span text:style-name="T1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7">–</text:span> Поворачивайте, уходите от болота! <text:span text:style-name="T1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7">–</text:span> Не в крыло, а в ногу, <text:span text:style-name="T17">–</text:span> проворчал я, стаскивая зубами с задней ноги толстую плеть плюща, гладко отрубленную стилетом. <text:span text:style-name="T1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7">– </text:span>Схватил бы за крыло <text:span text:style-name="T17">—</text:span> я бы не вырвался.</text:p>
      <text:p text:style-name="P2">Я взглянул вверх. На металлической стенке чётко отпечатались четыре полукруга копыт. </text:p>
      <text:p text:style-name="P2"><text:span text:style-name="T17">–</text:span> И пришлось бы тебе за меня во дворце отдуваться.</text:p>
      <text:p text:style-name="P2"><text:span text:style-name="T17">–</text:span> Нашел что-нибудь интересное в развалинах?</text:p>
      <text:p text:style-name="P2"><text:soft-page-break/><text:span text:style-name="T17">–</text:span> А как же! Странное такое. Похожее на обезьяну. Но стройнее и грациознее. И оно было одето…</text:p>
      <text:p text:style-name="P2"><text:span text:style-name="T17">–</text:span> Одето?</text:p>
      <text:p text:style-name="P2"><text:span text:style-name="T17">–</text:span> Да, в потёртые джинсы и куртку. И на спине было что-то вроде перемётной сумки. Не успел как следует расмотреть <text:span text:style-name="T17">—</text:span> оно скрылось в кустах. Что его отличало от обезьяны <text:span text:style-name="T1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7">–</text:span> Ещ одно неизвестное чудовище! <text:s/>Что-то их тут много развелось.</text:p>
      <text:p text:style-name="P2">Я крепко задумался. Принцесса приказывала <text:span text:style-name="T17">—</text:span> нет, не приказывала <text:span text:style-name="T1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7">–</text:span> Куда идём, Кэп? <text:span text:style-name="T1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7">–</text:span> Вы ведь в неопасное место идёте, да?</text:p>
      <text:p text:style-name="P2"><text:span text:style-name="T17">–</text:span> Да, Силк Мэйн, в неопасное.</text:p>
      <text:p text:style-name="P2"><text:span text:style-name="T1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7">–</text:span> Силк, не волнуйся, если будет опасно, мы сразу же повернём. (И пойдём другой дорогой <text:span text:style-name="T1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7">—</text:span> ничтожны.</text:p>
      <text:p text:style-name="P2"><text:span text:style-name="T17">–</text:span> Возвращаемся, Мэдди, <text:span text:style-name="T17">–</text:span> решил я. <text:span text:style-name="T1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2" text:outline-level="2">Продолжение ЛСД-чаепития</text:h>
      <text:p text:style-name="P2"/>
      <text:p text:style-name="P2"><text:soft-page-break/><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7">–</text:span> Пони умеют переносить тяготы, Макс. <text:span text:style-name="T1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7">&lt;</text:span><text:span text:style-name="T3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7">&gt;</text:span></text:p>
      <text:p text:style-name="P2"><text:span text:style-name="T17">&lt;</text:span><text:span text:style-name="T3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7">&gt;</text:span></text:p>
      <text:p text:style-name="P2"/>
      <text:p text:style-name="P2"/>
      <text:p text:style-name="P2"/>
      <text:p text:style-name="P2"><text:span text:style-name="T17">–</text:span> Тия, я…</text:p>
      <text:p text:style-name="P2"><text:span text:style-name="T17">–</text:span> Не говори ничего! Твайлайт нашла в архиве северного крыла полузаконченное заклинание <text:span text:style-name="T17">C</text:span>вирла Бородатого. “Защита от неведомой угрозы” <text:span text:style-name="T17">—</text:span> так он назвал его. Синопсис восстановить не удалось <text:span text:style-name="T17">—</text:span> Свирл записал его на некачественной бумаге. Треть заклинания Твайли восстановила экстраполяцией <text:span text:style-name="T1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7">—</text:span> всего лишь появился ты! <text:span text:style-name="T17">–</text:span> это слово Селестия выдохнула мне в лицо, буквально ткнув меня носом. <text:span text:style-name="T17">–</text:span> И всё это время я думала <text:span text:style-name="T17">—</text:span> кто ты? Наше спасение, или всего лишь горькая шутка судьбы? И я до сих пор не знаю. </text:p>
      <text:p text:style-name="P2">Ты извини, Макс, я разнервничалась/ <text:span text:style-name="T17">–</text:span> Селестия отвернулась от меня. Я протянул руку и осторожно поправил локон переливающейся гривы. <text:span text:style-name="T1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7">–</text:span> Я не смогу сделать тебя счастливой, Тия, <text:span text:style-name="T17">–</text:span> я покачал головой. <text:span text:style-name="T17">– </text:span>Я не знаю, чем вам помочь. Скорее всего, я попал сюда случайно.</text:p>
      <text:p text:style-name="P2"><text:span text:style-name="T17">–</text:span> Я так и думала, <text:span text:style-name="T17">–</text:span> кивнула головой Селестия. <text:span text:style-name="T1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2"/>
      <text:p text:style-name="P54">Она вытянула шею и начала по очереди сгибать-разгибать ноги, разминая суставы.</text:p>
      <text:p text:style-name="P54"><text:span text:style-name="T17">–</text:span> Слишком поздно, <text:span text:style-name="T17">–</text:span> пробормотала она, глядя через панорамное окно на ночное небо. <text:span text:style-name="T17">–</text:span> Даже, <text:soft-page-break/>скорее, рано. Сестра скоро вернётся.</text:p>
      <text:p text:style-name="P2"/>
      <text:p text:style-name="P2"><text:span text:style-name="T17">–</text:span> Макс, <text:span text:style-name="T17">–</text:span> обернулась она ко мне, <text:span text:style-name="T1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2" text:outline-level="2">В библиотеке замка Селестии</text:h>
      <text:p text:style-name="P99"/>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7">&lt;</text:span><text:span text:style-name="T31">название книги</text:span><text:span text:style-name="T1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7">&lt;</text:span><text:span text:style-name="T31">название библиотеки</text:span><text:span text:style-name="T17">&gt;</text:span>, пытаясь найти хоть какую-нибудь зацепку. Но всё тщётно.</text:p>
      <text:p text:style-name="P2">Если верить заклинанию, я <text:span text:style-name="T17">—</text:span> внешняя сила, и если меня хорошо попросить <text:span text:style-name="T17">&lt;</text:span><text:span text:style-name="T31">см. выше - ночь с Селестией</text:span><text:span text:style-name="T1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2" text:outline-level="2">Понивилль</text:h>
      <text:p text:style-name="P2"/>
      <text:h text:style-name="P15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oft-page-break/><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text:soft-page-break/></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text:soft-page-break/></text:p>
      <text:p text:style-name="P75"/>
      <text:h text:style-name="P152" text:outline-level="2">Первый сеанс двойного сна. Рэрити</text:h>
      <text:p text:style-name="P2"/>
      <text:p text:style-name="P2"><text:span text:style-name="T17">&lt;</text:span><text:span text:style-name="T3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1">Сон одновременно смотрели Рэрити, Пинки и РД. Флатти и ЭйДжей не успели подойти вовремя, т.к. жили за городом.</text:span><text:span text:style-name="T1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7">–</text:span> Кровать для тебя маловата, Макс, <text:span text:style-name="T17">–</text:span> извиняющимся тоном сообщила Твайлайт. <text:span text:style-name="T17">–</text:span> Мы сдвинули два матраса на полу. Вы с Рэрити должны поместиться.</text:p>
      <text:p text:style-name="P2"><text:span text:style-name="T17">–</text:span> Может, и поместимся. Но, вообще, я во сне верчусь.</text:p>
      <text:p text:style-name="P2"><text:span text:style-name="T17">–</text:span> Не страшно, ты не успеешь… <text:span text:style-name="T17">–</text:span> её слова были заглушены звоном входного колокольчика. Хлопнула дверь и в читальный зал вошла светлая единорожка.</text:p>
      <text:p text:style-name="P2"><text:span text:style-name="T1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7">—</text:span> всё это придавало Рэрити неожиданный шарм.</text:p>
      <text:p text:style-name="P2"><text:span text:style-name="T17">–</text:span> Рэрити, ты выглядишь… Замечательно выглядишь! <text:span text:style-name="T17">–</text:span> растерянно пролепетала Твайлайт.</text:p>
      <text:p text:style-name="P2"><text:span text:style-name="T17">–</text:span> Дааааааа… Замечательно! <text:span text:style-name="T17">–</text:span> наконец-то смог закрыть рот <text:span text:style-name="T1">и втянуть слюни </text:span>Спайк.</text:p>
      <text:p text:style-name="P2"><text:span text:style-name="T1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7">–</text:span> смущённо сказала Рэрити, глядя мимо меня своими фиолетовыми глазами.</text:p>
      <text:p text:style-name="P2"><text:span text:style-name="T17">–</text:span> Спасибо, Рэрити. Ты выглядишь потрясно. <text:span text:style-name="T1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7">–</text:span> Ну что же, если готовы <text:span text:style-name="T1">—</text:span> ложитесь на матрас и расслабьтесь. Вы должны касаться друг-друга. <text:span text:style-name="T1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7">–</text:span> Готовы? <text:span text:style-name="T17">–</text:span> Спросила Твайлайт.</text:p>
      <text:p text:style-name="P2"><text:span text:style-name="T17">–</text:span> Я готова. <text:span text:style-name="T17">–</text:span> <text:span text:style-name="T1">о</text:span>тозвалась Рэрити.</text:p>
      <text:p text:style-name="P2"><text:span text:style-name="T17">–</text:span> Готов. <text:span text:style-name="T17">–</text:span> <text:span text:style-name="T1">с</text:span>казал я.</text:p>
      <text:p text:style-name="P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2" text:outline-level="2">Сон Макса</text:h>
      <text:p text:style-name="P99"/>
      <text:p text:style-name="P2"><text:span text:style-name="T17">&lt;</text:span><text:span text:style-name="T3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6">–</text:span><text:span text:style-name="T31"> Готова, </text:span><text:span text:style-name="T36">–</text:span><text:span text:style-name="T31"> процедила она.</text:span><text:span text:style-name="T17">&gt;</text:span></text:p>
      <text:p text:style-name="P4">***</text:p>
      <text:p text:style-name="P2"><text:span text:style-name="T17">–</text:span> Вставай, Макс! <text:span text:style-name="T17">–</text:span> Маленькое копыто надавливало мне на грудь, делая энергичные круговые движения.</text:p>
      <text:p text:style-name="P2"><text:span text:style-name="T17">–</text:span> Твайлайт? <text:span text:style-name="T17">–</text:span> Взгляд сфокусировался на лавандовой единорожке, озабоченно осматривающей меня и продолжающей массаж в области сердца.</text:p>
      <text:p text:style-name="P2"><text:span text:style-name="T17">–</text:span> Мне не понравился цвет твоей мордочки. Ты стал слишком бледный. Я решила прервать твой сон. Как ты себя ...</text:p>
      <text:p text:style-name="P2"><text:span text:style-name="T17">–</text:span> … чувствуешь, дорогая Рэрити?! Я могу чем-нибудь помочь? Вот, выпей воды! <text:span text:style-name="T17">–</text:span> <text:span text:style-name="T1">д</text:span>ракончик метался вокруг светлой единорожки, в волнении заламывая лапки.</text:p>
      <text:p text:style-name="P2"><text:span text:style-name="T17">–</text:span> Спасибо, Спайк! Ты очень любезен! <text:span text:style-name="T17">–</text:span> Рэрити приподнялась на матрасе и сделала пару глотков из услужливо поднесенного Спайком стакана.</text:p>
      <text:p text:style-name="P2"><text:span text:style-name="T17">–</text:span> Я в порядке. Что-то удалось узнать? <text:span text:style-name="T17">–</text:span> обратился я к Рэрити.</text:p>
      <text:p text:style-name="P2"><text:span text:style-name="T17">–</text:span> Я всё расскажу, <text:span text:style-name="T17">–</text:span> кивнула единорожка. <text:span text:style-name="T1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7">–</text:span> Годится, <text:span text:style-name="T17">–</text:span> кивнула Твайлайт. <text:span text:style-name="T17">–</text:span> Тогда до завтрашнего вечера каждый свободен и занимается своими делами.</text:p>
      <text:p text:style-name="P2"><text:span text:style-name="T17">– </text:span>Да, Макс?</text:p>
      <text:p text:style-name="P2"><text:span text:style-name="T1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7">–</text:span> Я помогу-у-у-у! <text:span text:style-name="T17">–</text:span> <text:span text:style-name="T1">з</text:span>апрыгала на месте Пинки.</text:p>
      <text:p text:style-name="P2"><text:span text:style-name="T17">–</text:span> Я помогу! <text:span text:style-name="T1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7">–</text:span> Я первая предложила! <text:span text:style-name="T17">–</text:span> возмутилась Пинки.</text:p>
      <text:p text:style-name="P2"><text:soft-page-break/><text:span text:style-name="T17">–</text:span> Предложила не ты, а Твайлайт. <text:span text:style-name="T17">–</text:span> <text:span text:style-name="T1">п</text:span>арировала Рэйнбоу Дэш.</text:p>
      <text:p text:style-name="P2"><text:span text:style-name="T17">–</text:span> Не ссорьтесь, <text:span text:style-name="T1">кобылки</text:span>! Давайте сегодня мне показывает Понивилль Пинки, а завтра <text:span text:style-name="T1">—</text:span> ты, Рэйнбоу. <text:span text:style-name="T17">–</text:span> <text:span text:style-name="T1">п</text:span>редложил я. <text:span text:style-name="T17">–</text:span> Годится?</text:p>
      <text:p text:style-name="P2"><text:span text:style-name="T17">–</text:span> Лады. <text:span text:style-name="T17">–</text:span> проворчала пегаска. <text:span text:style-name="T17">–</text:span> Приходи завтра на девять к библиотеке. Нет, лучше на десять.</text:p>
      <text:p text:style-name="P2"><text:span text:style-name="T17">–</text:span> Хорошо, Рэйнбоу Дэш. Договорились.</text:p>
      <text:p text:style-name="P2"><text:span text:style-name="T17">–</text:span> Пошли-пошли-пошли-пошли, <text:span text:style-name="T17">–</text:span> подталкивала меня головой к выходу Пинки. <text:span text:style-name="T1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7">–</text:span> <text:span text:style-name="T1">э</text:span>нергия Пинки была неиссякаема.</text:p>
      <text:p text:style-name="P2"><text:span text:style-name="T17">–</text:span> Ффух! Дай отдышаться.</text:p>
      <text:p text:style-name="P2"><text:span text:style-name="T17">–</text:span> Устал? <text:span text:style-name="T17">–</text:span> <text:span text:style-name="T1">у</text:span>частливо спросила Пинки.</text:p>
      <text:p text:style-name="P2"><text:span text:style-name="T1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7">–</text:span> Да? Тогда пойдём перекусим.</text:p>
      <text:p text:style-name="P2">Манерный пони-оффициант выслушал наши пожелания и удалился.</text:p>
      <text:p text:style-name="P2"><text:span text:style-name="T17">–</text:span> А какой у тебя был образ жизни?</text:p>
      <text:p text:style-name="P2"><text:span text:style-name="T17">–</text:span> В основном, <text:span text:style-name="T1">э</text:span>сидячий.</text:p>
      <text:p text:style-name="P2"><text:span text:style-name="T1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7">–</text:span> А у нас сидячая работа в порядке вещей.</text:p>
      <text:p text:style-name="P2"><text:span text:style-name="T17">–</text:span> Ужас-ужас! <text:span text:style-name="T17">–</text:span> Пинки прижала копыта передних ног к голове. <text:span text:style-name="T1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7">&lt;</text:span><text:span text:style-name="T31">Рэйнбоу объясняет Максу, почему Пинки расплатилась за него </text:span><text:span text:style-name="T32">—</text:span><text:span text:style-name="T31"> и вспоминает, что когда-то уже объясняла нечто подобное (Леро)</text:span></text:p>
      <text:p text:style-name="P2"/>
      <text:h text:style-name="P152" text:outline-level="2">День с Рэйнбоу Дэш</text:h>
      <text:p text:style-name="P2"/>
      <text:p text:style-name="P2">Я подошёл к библиотеке без десяти десять. Вокруг никого не было и я решил зайти в библиотеку <text:soft-page-break/>поздороваться с Твайлайт.</text:p>
      <text:p text:style-name="P2"><text:span text:style-name="T17">–</text:span> Привет! Куда это ты собрался? <text:span text:style-name="T17">–</text:span> <text:span text:style-name="T1">п</text:span>розвучало из листвы, как только я взялся за ручку двери. С ветки на землю спланировала Рэйнбоу Дэш.</text:p>
      <text:p text:style-name="P2"><text:span text:style-name="T17">–</text:span> Она ещё спит. Вчера пересидела за книгами. Не стоит её будить. <text:span text:style-name="T17">–</text:span> пегаска <text:span text:style-name="T1">к</text:span>ивнула на дверь. <text:span text:style-name="T17">–</text:span> Ну, пошли?</text:p>
      <text:p text:style-name="P2"><text:span text:style-name="T17">–</text:span> Пошли, Рэйнбоу Дэш. А куда?</text:p>
      <text:p text:style-name="P2"><text:span text:style-name="T17">–</text:span> Слушай, зови меня Дэш. А то и мне придётся звать тебя полным именем, а я этого не выношу.</text:p>
      <text:p text:style-name="P2"><text:span text:style-name="T17">–</text:span> Договорились, Дэш. Так куда мы идём?</text:p>
      <text:p text:style-name="P2"><text:span text:style-name="T17">–</text:span> К <text:span text:style-name="T17">&lt;</text:span><text:span text:style-name="T31">водопаду</text:span><text:span text:style-name="T17">&gt;</text:span>. Там здоровски красивое место.</text:p>
      <text:p text:style-name="P2"><text:span text:style-name="T17">–</text:span> А я думал, ты хочешь показать мне Понивилль.</text:p>
      <text:p text:style-name="P2"><text:span text:style-name="T17">–</text:span> Да ладно, <text:span text:style-name="T17">–</text:span> засмеялась пегаска, скосив на меня смущёную мордочку, <text:span text:style-name="T1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7">–</text:span> Макс, <text:span text:style-name="T17">–</text:span> нарушила молчание Дэш, <text:span text:style-name="T1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7">–</text:span> Дежа вю? Ты об этом?</text:p>
      <text:p text:style-name="P2"><text:span text:style-name="T17">– </text:span>Что? Какое ещё дежавю?</text:p>
      <text:p text:style-name="P2"><text:span text:style-name="T17">–</text:span> Ложные воспоминания. Ты помнишь о чём-то, чего на самом деле никогда не было.</text:p>
      <text:p text:style-name="P2"><text:span text:style-name="T17">–</text:span> Хм. Может, и дежавю… Может… А если всё же было? Но ты не помнишь когда и как?</text:p>
      <text:p text:style-name="P2"><text:span text:style-name="T17">–</text:span> Дэш, не говори загадками. Если хочешь услышать внятный ответ, задавай внятный вопрос.</text:p>
      <text:p text:style-name="P2"><text:span text:style-name="T17">–</text:span> Не готова я… задать внятный вопрос. <text:span text:style-name="T17">–</text:span> <text:span text:style-name="T1">п</text:span>робормотала пегаска. <text:span text:style-name="T17">–</text:span> Нам туда.</text:p>
      <text:p text:style-name="P2">Дэш указала на тропку, уводящую от путей в молодой берёзово-кленовый лесок.</text:p>
      <text:p text:style-name="P2"><text:span text:style-name="T17">–</text:span> Ну-у-у, так мы до вечера не дойдём. <text:span text:style-name="T17">–</text:span> <text:span text:style-name="T1">н</text:span>едовольно заметила Дэш через пару минут. <text:span text:style-name="T17">–</text:span> Пробежимся?</text:p>
      <text:p text:style-name="P2"><text:span text:style-name="T17">–</text:span> Из меня бегун тот ещё. <text:s/>Я проплыть могу больше, чем пробежать.</text:p>
      <text:p text:style-name="P2"><text:span text:style-name="T1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7">–</text:span> Всё, Дэш. Я больше не могу.</text:p>
      <text:p text:style-name="P2"><text:span text:style-name="T17">–</text:span> Ты шутишь? Мы и полмили не пробежали.</text:p>
      <text:p text:style-name="P2"><text:span text:style-name="T17">–</text:span> Понимаешь, бег <text:span text:style-name="T1">—</text:span> не моя сильная сторона. Никогда не умел долго бегать.</text:p>
      <text:p text:style-name="P2"><text:span text:style-name="T17">–</text:span> Как же ты жил тогда? <text:span text:style-name="T17">–</text:span> недоумённо уставилась на меня пегаска. <text:span text:style-name="T17">– </text:span><text:span text:style-name="T1">Летать-то ты тоже не умеешь?</text:span></text:p>
      <text:p text:style-name="P2"><text:span text:style-name="T17">–</text:span> Да ладно, я уже знаю, что у вас сидячий образ жизни <text:span text:style-name="T1">—</text:span> скорее исключение, чем правило. У нас <text:span text:style-name="T1">—</text:span> <text:soft-page-break/>наоборот.</text:p>
      <text:p text:style-name="P2"><text:span text:style-name="T17">–</text:span> Ничего себе “скорее исключение, чем правило”, <text:span text:style-name="T17">–</text:span> удивлённо повторила Дэш. <text:span text:style-name="T17">–</text:span> Да у нас это такое же исключение, как нелетающий пегас! Какое уж там “правило”! Дискорд, что же нам делать? Так мы не успеем…</text:p>
      <text:p text:style-name="P2"><text:span text:style-name="T17">–</text:span> Мы можем вернуться. А это место ты покажешь мне в другой раз. Выберемся туда в двухдневный поход.</text:p>
      <text:p text:style-name="P2"><text:span text:style-name="T17">–</text:span> Нет уж! Никаких “вернуться”. Если вернёмся, то никогда уже там не побываем. <text:span text:style-name="T17">–</text:span> <text:span text:style-name="T1">с</text:span>ерьёзно заявила Дэш. <text:span text:style-name="T17">–</text:span> Уж поверь мне. Вот что. У тебя передние лапы <text:span text:style-name="T1">—</text:span> те, которые с пальцами, <text:span text:style-name="T1">—</text:span> сильные?</text:p>
      <text:p text:style-name="P2"><text:span text:style-name="T17">&lt;</text:span><text:span text:style-name="T31">Cначала описать попытку усесться сверху. На первой попытке Макс поранился об брошь в гриве РД в виде радужной молнии</text:span><text:span text:style-name="T17">&gt;</text:span></text:p>
      <text:p text:style-name="P2"><text:span text:style-name="T17">–</text:span> Сможешь меня удержать?</text:p>
      <text:p text:style-name="P2"><text:span text:style-name="T17">–</text:span> Ты про руки, что ли? Смогу. А зачем?</text:p>
      <text:p text:style-name="P2"><text:span text:style-name="T1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7">–</text:span> <text:span text:style-name="T1">н</text:span>ачала оправдываться Дэш.</text:p>
      <text:p text:style-name="P2"><text:span text:style-name="T1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7">–</text:span> Ну да, не сообразила сразу насчёт баланса, <text:span text:style-name="T17">–</text:span> рассмеялась пегаска, вставая на ноги. <text:span text:style-name="T1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7">–</text:span> Ю-у-у-у-ху-у-у-у!!! <text:span text:style-name="T1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7">&lt;</text:span><text:span text:style-name="T31">Дэш расплачивается за Макса в кафе. Когда тот спрашивает, почему она и Пинки платят за него, Дэш, вместо ответа, говорит:</text:span></text:p>
      <text:p text:style-name="P2"><text:span text:style-name="T36">–</text:span><text:span text:style-name="T31"> Пинки? </text:span><text:span text:style-name="T36">–</text:span><text:span text:style-name="T31"> Дэш сморщила нос. </text:span><text:span text:style-name="T36">–</text:span><text:span text:style-name="T31"> Я скажу ей, чтоб больше не </text:span><text:span text:style-name="T36">платила.</text:span><text:span text:style-name="T17">&gt;</text:span></text:p>
      <text:p text:style-name="P2"><text:span text:style-name="T17">Хотя</text:span> за то немногое время, что мы провели вместе, я понял, что ожидать от голубой пегаски предсказуемости <text:span text:style-name="T1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7">—</text:span> скажем, 35 <text:span text:style-name="T17">– </text:span>40 метров (на 50 я без дыхательной подготовки давно не замахиваюсь, а о 75-ти <text:soft-page-break/>уже даже и не вспоминаю), но в такой воде <text:span text:style-name="T1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7">–</text:span> Ф-р-р-р. Тьфу! Бр-р-р.</text:p>
      <text:p text:style-name="P2">Дэш выплюнула меня на берег и сама упала рядом.</text:p>
      <text:p text:style-name="P2"><text:span text:style-name="T17">–</text:span> Что ж? Ты? Не? Сказал? Что? <text:s/>Не? Умеешь? Плавать? <text:span text:style-name="T17">–</text:span> <text:span text:style-name="T1">в</text:span> промежутках между вздохами процедила Дэш.</text:p>
      <text:p text:style-name="P2"><text:span text:style-name="T17">–</text:span> С чего ты взяла? Я умею.</text:p>
      <text:p text:style-name="P2"><text:span text:style-name="T17">–</text:span> Ты ушёл под воду! И не выныривал! <text:span text:style-name="T17">–</text:span> <text:span text:style-name="T1">о</text:span>т возмущения пегаска даже забыла дышать.</text:p>
      <text:p text:style-name="P2"><text:span text:style-name="T17">–</text:span> Я не выныривал, потому что решил поплавать под водой. Я, вообще, это дело люблю.</text:p>
      <text:p text:style-name="P2"><text:span text:style-name="T17">–</text:span> Что??! И ты не предупредил меня?!! Знаешь, как я испугалась?!! Ни одна пони без магии столько под водой не продержится!!</text:p>
      <text:p text:style-name="P2"><text:span text:style-name="T1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7">–</text:span> Да. Это я виновата. Я дура. Извини, <text:span text:style-name="T1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7">&lt;</text:span><text:span text:style-name="T31">В Кантерлоте Макс присутствует на церемонии прощания с Кимеринном</text:span><text:span text:style-name="T1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7">–</text:span> Ух ты! <text:span text:style-name="T1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7">–</text:span> Как тут…</text:p>
      <text:p text:style-name="P2"><text:span text:style-name="T17">–</text:span> Красиво, правда? <text:span text:style-name="T17">–</text:span> Дэш отследила мой взгляд и кивнула.</text:p>
      <text:p text:style-name="P2"><text:span text:style-name="T17">–</text:span> Красиво <text:span text:style-name="T1">—</text:span> это не то <text:span text:style-name="T1">чувство</text:span>. Тут чудесно! Просто слов нет…</text:p>
      <text:p text:style-name="P2"><text:span text:style-name="T1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oft-page-break/><text:span text:style-name="T17">–</text:span> А сейчас? Сейчас у тебя есть такое чувство?</text:p>
      <text:p text:style-name="P2"><text:span text:style-name="T17">–</text:span> Сейчас мне хочется, чтобы ты это видел. Не знаю почему. То есть, не совсем чтобы не знаю. <text:span text:style-name="T17">–</text:span> Дэш отпрянула и посмотрела мне в глаза. <text:span text:style-name="T1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7">–</text:span> Это исключено, Дэш. Я никак не мог повстречаться с тобой в своём мире.</text:p>
      <text:p text:style-name="P2"><text:span text:style-name="T17">–</text:span> Да? Странно. Откуда же это чувство, будто я тебя знаю? <text:span text:style-name="T17">–</text:span> <text:span text:style-name="T1">п</text:span>робормотала пегаска. <text:span text:style-name="T1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7">–</text:span> Тебе надо просушить шерсть. Снимай-ка одежду! <text:span text:style-name="T17">–</text:span> <text:span text:style-name="T1">с</text:span>командовала Дэш.</text:p>
      <text:p text:style-name="P2"><text:span text:style-name="T1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7">–</text:span> Куда это ты спрятался? <text:span text:style-name="T17">–</text:span> <text:span text:style-name="T1">з</text:span>аросли вербы раздвинулись, пропуская пегаску.</text:p>
      <text:p text:style-name="P2"><text:span text:style-name="T17">–</text:span> Оп-па! <text:span text:style-name="T1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7">–</text:span> Ты чего? <text:span text:style-name="T17">–</text:span> <text:span text:style-name="T1">в</text:span> конце-концов озадаченно спросила она. <text:span text:style-name="T17">–</text:span> Что-то не так?</text:p>
      <text:p text:style-name="P2"><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7">–</text:span> А с кем не так? Со мной? С тобой? Или вообще? <text:span text:style-name="T17">–</text:span> <text:span text:style-name="T1">д</text:span>опытывалась пегаска.</text:p>
      <text:p text:style-name="P2"><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2"><text:span text:style-name="T17">–</text:span> Ну и?</text:p>
      <text:p text:style-name="P2"><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7">–</text:span> А какой смысл в этом правиле? Какую цель оно преследует?</text:p>
      <text:p text:style-name="P2"><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7">–</text:span> Вот видишь, ты меня правильно поняла. Описанные тобой табу у нас, кстати, тоже есть.</text:p>
      <text:p text:style-name="P2"><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text:soft-page-break/></text:p>
      <text:p text:style-name="P2"><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попросили спеть на празднике <text:span text:style-name="T17">&lt;</text:span><text:span text:style-name="T36">zxcbzxcvb</text:span><text:span text:style-name="T17">&gt;</text:span>.</text:p>
      <text:p text:style-name="P2">Я не ответил.</text:p>
      <text:p text:style-name="P2">Пегаска подошла поближе и села, прижавшись тёплым боком ко мне.</text:p>
      <text:p text:style-name="P2"><text:span text:style-name="T17">–</text:span> Ты молчишь. Я опять рассердила тебя, да? У меня постоянно с этим проблемы. <text:span text:style-name="T17">–</text:span> Дэш напряжённо смотрела в одну точку прямо перед собой. Её шерсть не могла скрыть мелко дрожи. <text:span text:style-name="T1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7">–</text:span> У тебя оригинальный способ исповедаться, Дэш, <text:span text:style-name="T17">–</text:span> наконец закашлялся я. <text:span text:style-name="T17">–</text:span> Затащить в укромное местечко, попытаться утопить, а под конец сорвать штаны и… <text:span text:style-name="T17">–</text:span> тут Дэш сама прыснула от смеха.</text:p>
      <text:p text:style-name="P2">Вдоволь отсмеявшись, Дэш ткнула меня носом в грудь и спросила:</text:p>
      <text:p text:style-name="P2"><text:span text:style-name="T17">–</text:span> И?</text:p>
      <text:p text:style-name="P2"><text:span text:style-name="T17">–</text:span> Что “и”?</text:p>
      <text:p text:style-name="P2"><text:span text:style-name="T17">–</text:span> Ты сказал: “ А под конец сорвать штаны и…” <text:span text:style-name="T17">–</text:span> вот я и хочу знать, что “и”?</text:p>
      <text:p text:style-name="P2">Я смутился.</text:p>
      <text:p text:style-name="P2"><text:span text:style-name="T17">–</text:span> Да ничего… Не бери в голову.</text:p>
      <text:p text:style-name="P2"><text:span text:style-name="T17">–</text:span> А я хочу брать! Какой ты всё-таки… <text:span text:style-name="T17">–</text:span> Дэш встала, потянувшись сначала передней половиной, потом задней.</text:p>
      <text:p text:style-name="P2"><text:span text:style-name="T17">–</text:span> Какой?</text:p>
      <text:p text:style-name="P2"><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7">–</text:span> Короче, решай. <text:span text:style-name="T17">–</text:span> <text:span text:style-name="T1">е</text:span>ё нос почти касался моего. <text:span text:style-name="T1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7">–</text:span> Дэш, ты..?</text:p>
      <text:p text:style-name="P2"><text:span text:style-name="T17">–</text:span> Да, Дискорд тебя забери! Я предлагаю тебе ЗА-НЯТЬ-СЯ СЕК-СОМ со мной! <text:span text:style-name="T17">–</text:span> <text:span text:style-name="T1">п</text:span>очти зло отчеканила пегаска. <text:span text:style-name="T1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7">–</text:span> Дэш!</text:p>
      <text:p text:style-name="P2"><text:span text:style-name="T17">–</text:span> Да? <text:span text:style-name="T1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text:soft-page-break/>Медленно, как в замедленной съёмке, сгибая ноги, Дэш опустилась на меня, издав протяжный вздох и расслабив крылья.</text:p>
      <text:p text:style-name="P2"><text:span text:style-name="T1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7">–</text:span> Ничего себе!</text:p>
      <text:p text:style-name="P2"><text:span text:style-name="T17">–</text:span> А ты как думал, откуда взялись пони-пегасы и пони-единороги?</text:p>
      <text:p text:style-name="P2"><text:span text:style-name="T17">–</text:span> Я думал, они всегда были.</text:p>
      <text:p text:style-name="P2"><text:span text:style-name="T17">–</text:span> Не всегда. Пегасы произошли от земных пони и грифонов. Пони-единороги <text:span text:style-name="T17">–</text:span> от земных пони и диких единорогов.</text:p>
      <text:p text:style-name="P2"><text:span text:style-name="T17">–</text:span> А что это за дикие единороги?</text:p>
      <text:p text:style-name="P2"><text:span text:style-name="T17">–</text:span> Сейчас они почти не встречаются. У них хвосты как у льва <text:span text:style-name="T1">—</text:span> с кисточкой на конце. И раздвоенные копыта.</text:p>
      <text:p text:style-name="P2"><text:span text:style-name="T17">–</text:span> А аликорны от кого произошли? От пегасов и единорогов?</text:p>
      <text:p text:style-name="P2"><text:span text:style-name="T17">–</text:span> Нет, <text:span text:style-name="T17">–</text:span> отрицательно покачала головой Дэш. <text:span text:style-name="T17">–</text:span> Никто не знает, как появились аликорны. Одно я знаю точно: если единорог спарится с пегасом, аликорна не получится.</text:p>
      <text:p text:style-name="P2"><text:span text:style-name="T17">–</text:span> Что ж, спасибо, что просветила. Однако…</text:p>
      <text:p text:style-name="P2"><text:span text:style-name="T17">–</text:span> Что?</text:p>
      <text:p text:style-name="P2"><text:span text:style-name="T17">–</text:span> Ты лежишь на мне.</text:p>
      <text:p text:style-name="P2"><text:span text:style-name="T17">–</text:span> Ну да, лежу, <text:span text:style-name="T17">–</text:span> Дэш ехидно улыбнулась и заёрзала животом. <text:span text:style-name="T17">–</text:span> А что?</text:p>
      <text:p text:style-name="P2"><text:span text:style-name="T17">–</text:span> А то, что в таком положении я до тебя не достану! У тебя слишком высоко расположена... ммм… анатомия.</text:p>
      <text:p text:style-name="P2"><text:span text:style-name="T17">–</text:span> Потерпи чуть-чуть, <text:span text:style-name="T17">–</text:span> пегаска хихикнула и снова заёрзала животом, прижав его ко мне. <text:span text:style-name="T1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7">–</text:span> Эт-то магия-а-а-а.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text:soft-page-break/>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предплечье. Дыхание у неё стало прерывистым.</text:p>
      <text:p text:style-name="P2"><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7">–</text:span> Макс,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ммм… состоянии.</text:p>
      <text:p text:style-name="P2"><text:span text:style-name="T17">–</text:span> Дэш, <text:span text:style-name="T17">–</text:span> рассмеялся я, <text:span text:style-name="T17">–</text:span> отпусти ухо!</text:p>
      <text:p text:style-name="P2"><text:span text:style-name="T17">–</text:span> Отпускаю, <text:span text:style-name="T17">–</text:span> шепнула пегаска мне в ухо. <text:span text:style-name="T1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7">–</text:span> Мы опаздываем! Рэрити назначила на восемь часов вечера у Твайлайт!</text:p>
      <text:p text:style-name="P2"><text:span text:style-name="T17">&lt;</text:span><text:span text:style-name="T31">Р/Д отправляется в сон до Рэрити и там вспоминает Леро/Листа.</text:span><text:span text:style-name="T17">&gt;</text:span></text:p>
      <text:p text:style-name="P2">Пока я одевался, пегаска в нетерпении рыла копытом землю.</text:p>
      <text:p text:style-name="P2"><text:span text:style-name="T17">–</text:span> Оделся? Хватайся! <text:span text:style-name="T17">–</text:span> Дэш подпрыгнула и зависла у меня над головой, давая схватиться за ноги.</text:p>
      <text:p text:style-name="P2">И мы понеслись…</text:p>
      <text:p text:style-name="P2"/>
      <text:p text:style-name="P99"/>
      <text:p text:style-name="P99"/>
      <text:p text:style-name="P99"/>
      <text:p text:style-name="P99"/>
      <text:p text:style-name="P2"><text:span text:style-name="T17">&lt;</text:span><text:span text:style-name="T31">Подходя к замку Принцесс, Дэш рассказывает Максу обо сне, который она утаила - с Леро.</text:span><text:span text:style-name="T17">&gt;</text:span> </text:p>
      <text:p text:style-name="P2"><text:span text:style-name="T17">&lt;</text:span><text:span text:style-name="T31">Кто следующий готов рассказывать?</text:span></text:p>
      <text:p text:style-name="P32">Пинки дёрнулась на месте, но промолчала.</text:p>
      <text:p text:style-name="P2"><text:span text:style-name="T36">–</text:span><text:span text:style-name="T31"> Я расскажу, - шагнула вперёд радужная пегаска. </text:span><text:span text:style-name="T36">–</text:span><text:span text:style-name="T31"> Хотя вряд ли ты узнаешь что-то полезное. Там галиматья какая-то…</text:span><text:span text:style-name="T17">&gt;</text:span></text:p>
      <text:p text:style-name="P2"><text:span text:style-name="T17">&lt;</text:span><text:span text:style-name="T31">После рассказа РД рассказывает Пинки. При расказе становится ясно её безумие </text:span><text:span text:style-name="T36">—</text:span><text:span text:style-name="T31"> она становится Пинкаминой из-за её сна </text:span><text:span text:style-name="T36">—</text:span><text:span text:style-name="T31"> “Кексиков”. Также она видит во сне центр Эгрегора Эквестрии </text:span><text:span text:style-name="T36">—</text:span><text:span text:style-name="T31"> Селестию. И она видит, как Селестия превращается в набор цифр и уходит в экран </text:span><text:span text:style-name="T36">—</text:span><text:span text:style-name="T31"> в мир Терры.</text:span></text:p>
      <text:p text:style-name="P32">После чего происходит исчезновение Селестии. Макс + Шестёрка (без Пинки и Рэрити <text:span text:style-name="T1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1">В мире Терры они ищут Селестию. В конце-концов Макс находит её в кибермозге </text:span><text:span text:style-name="T36">—</text:span><text:span text:style-name="T3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6">—</text:span><text:span text:style-name="T31"> Эгрегором Эквестрии. После чего пееренос на Землю на 10 лет назад. Начало написания “Последнего фанфика”.</text:span><text:span text:style-name="T17">&gt;</text:span></text:p>
      <text:p text:style-name="P15"><text:soft-page-break/></text:p>
      <text:p text:style-name="P2"><text:span text:style-name="T17">–</text:span> Ну ладно, посижу ночью над книгами. Кто следующий? <text:span text:style-name="T17">– </text:span>Твайлайт посмотрела на Пинки, но та только тёрла копытом висок и морщила лоб, словно пытаясь что-то вспомнить.</text:p>
      <text:p text:style-name="P2"><text:span text:style-name="T17">–</text:span> Я расскажу, - шагнула вперёд радужная пегаска. <text:span text:style-name="T17">–</text:span> Хотя вряд ли ты узнаешь что-то полезное. Там дискордовщина какая-то…</text:p>
      <text:p text:style-name="P2"/>
      <text:h text:style-name="P152" text:outline-level="2"/>
      <text:p text:style-name="P4">***</text:p>
      <text:p text:style-name="P2"><text:span text:style-name="T17">–</text:span> А дальше ты спихнула меня с него и стала приводить его в чувство. <text:span text:style-name="T17">–</text:span> <text:span text:style-name="T1">з</text:span>акончила рассказа Рэйнбоу Дэш.</text:p>
      <text:p text:style-name="P2"><text:span text:style-name="T17">–</text:span> Хм. Несколько эпизодов, включая рекурсивный сон. И опять сфера из светящихся точек. <text:span text:style-name="T17">–</text:span> <text:span text:style-name="T1">о</text:span>тметила Твайлайт.</text:p>
      <text:p text:style-name="P2"><text:span text:style-name="T17">–</text:span> Что такое “рекурсивный сон”?</text:p>
      <text:p text:style-name="P2"><text:span text:style-name="T1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7">–</text:span> <text:span text:style-name="T1">п</text:span>овернулась Твайлайт к розовой земнопони.</text:p>
      <text:p text:style-name="P2"/>
      <text:h text:style-name="P15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7">–</text:span> И в твоём мире нет пони-пегасов и пони-единорогов? Есть только земнопони? <text:span text:style-name="T17">–</text:span> допытывалась РД.</text:p>
      <text:p text:style-name="P2"><text:span text:style-name="T1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7">&lt;</text:span><text:span text:style-name="T32">название</text:span><text:span text:style-name="T1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7">–</text:span> Ну хорошо, а кто вами правит? Аликорн? Драконикус? Какой-нибудь человек с рогом во лбу? Или у вас нет правителя?</text:p>
      <text:p text:style-name="P2"><text:span text:style-name="T17">–</text:span> Нет, почему? Правитель есть. Только он не постоянный. Его избирают. Раз в несколько лет.</text:p>
      <text:p text:style-name="P2"><text:span text:style-name="T17">–</text:span> Но это же полная ерунда! <text:span text:style-name="T17">–</text:span> <text:span text:style-name="T1">в</text:span>оскликнула Д<text:span text:style-name="T1">эш</text:span>. <text:span text:style-name="T17">–</text:span> С какой стати он будет заботиться о королевстве как о своём, если будет знать, что через несколько лет оно будет не его? <text:span text:style-name="T17">&lt;</text:span><text:span text:style-name="T32">изменить причину удивления</text:span><text:span text:style-name="T1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7">–</text:span> Хм. Узнаю походку Твайлайт. Что-то случилось. <text:span text:style-name="T17">–</text:span> заметила <text:span text:style-name="T1">пегаска</text:span>.</text:p>
      <text:p text:style-name="P2">И впрямь, на запыхавшейся единорожке лица не было.</text:p>
      <text:p text:style-name="P2"><text:span text:style-name="T17">–</text:span> Она исчезла!!! <text:span text:style-name="T17">–</text:span> Твайлайт не могла отдышаться.</text:p>
      <text:p text:style-name="P2"><text:span text:style-name="T17">–</text:span> Кто <text:span text:style-name="T1">—</text:span> она??? <text:span text:style-name="T17">–</text:span> <text:span text:style-name="T1">х</text:span>ором воскликнули мы и переглянулись.</text:p>
      <text:p text:style-name="P2"><text:span text:style-name="T17">–</text:span> Прин-цес-са Се-лес-ти-я! <text:span text:style-name="T17">–</text:span> <text:span text:style-name="T1">п</text:span>о слогам отчеканила Твайлайт. <text:span text:style-name="T17">–</text:span> Только это между нами. Государственная тайна. Нас вызывают в Кантерлот.</text:p>
      <text:p text:style-name="P2"><text:span text:style-name="T17">–</text:span> Ну и дела, <text:span text:style-name="T17">–</text:span> покачала головой Д<text:span text:style-name="T1">эш</text:span>. <text:span text:style-name="T17">–</text:span> Я слетаю за остальными. Мы ещё успеем на вечерний поезд.</text:p>
      <text:p text:style-name="P2"><text:soft-page-break/><text:span text:style-name="T1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7">–</text:span> Рада видеть вас, мои дорогие, <text:span text:style-name="T17">–</text:span> поприветствовала Луна кобылок. Я удостоился едва заметного кивка. <text:span text:style-name="T17">–</text:span> А где элементы Щедрости и Веселья?</text:p>
      <text:p text:style-name="P2"><text:span text:style-name="T17">–</text:span> Рэрити осталась ухаживать за Пинки. Та очень больна, <text:span text:style-name="T17">–</text:span> выступила за всех Твайлайт. <text:span text:style-name="T17">–</text:span> Что произошло? Стража сказала нам…</text:p>
      <text:p text:style-name="P2"><text:span text:style-name="T17">–</text:span> Увы, они не солгали. Моя сестра пропала вчера утром. Стража видела её накануне вечером, но утром нашли только примятую постель. Я знаю, <text:span text:style-name="T17">–</text:span> тут Луна повернулась ко мне и с едва заметным сарказмом продолжила, <text:span text:style-name="T1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7">–</text:span> Не могу ничем помочь. Я знаю не больше твоего.</text:p>
      <text:p text:style-name="P2">Луна как будто ожидала такой ответ.</text:p>
      <text:p text:style-name="P2"><text:span text:style-name="T17">–</text:span> В таком случае мне понадобится твоя помощь, <text:span text:style-name="T17">–</text:span> Луна кивнула Твайлайт. <text:span text:style-name="T17">–</text:span> Ты была её ближайшей и лучшей ученицей и, я надеюсь, поможешь понять мне, где она находится сейчас.</text:p>
      <text:p text:style-name="P2"><text:span text:style-name="T17">–</text:span> Приложу все усилия, Ваше Высочество. Но мне понадобится провести некоторое время в библиотеке Кантерлота.</text:p>
      <text:p text:style-name="P2"><text:span text:style-name="T1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2" text:outline-level="2">Поиск решения</text:h>
      <text:p text:style-name="P99"/>
      <text:p text:style-name="P2"><text:span text:style-name="T1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oft-page-break/><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2">Луна приносит в жертву свою кровь, чтобы путешествие к замку прошло без потерь. Жертва не принимается — Дэш погибает</text:span>&gt;</text:p>
      <text:p text:style-name="P2"><text:span text:style-name="T17">&lt;</text:span><text:span text:style-name="T31">Как Луна, Твайлайт и Дискорд через месяц будут пробираться к замку Принцесс, если к нему уже сейчас пройти почти невозможно?</text:span><text:span text:style-name="T17">&gt;</text:span></text:p>
      <text:p text:style-name="P15"/>
      <text:p text:style-name="P2"><text:span text:style-name="T17">&lt;</text:span><text:span text:style-name="T3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6">—</text:span><text:span text:style-name="T31"> Луна создаёт обратный коридор в срок.</text:span><text:span text:style-name="T17">&gt;</text:span></text:p>
      <text:p text:style-name="P2"/>
      <text:h text:style-name="P15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7">—</text:span> виднелось под листвой плюща.</text:p>
      <text:p text:style-name="P2">“Откуда здесь взялся рухнувший Боинг?” <text:span text:style-name="T17">&lt;</text:span><text:span text:style-name="T32">Дуглас </text:span><text:span text:style-name="T36">—</text:span><text:span text:style-name="T32"> </text:span><text:span text:style-name="T36">DC-3</text:span><text:span text:style-name="T1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7">&lt;</text:span><text:span text:style-name="T31">высоко летать нельзя из-за молний</text:span><text:span text:style-name="T1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7">—</text:span> помогают идти <text:soft-page-break/>Твайлайт. Макс и Дэш <text:span text:style-name="T1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7">&lt;</text:span><text:span text:style-name="T31">двухмесячной</text:span><text:span text:style-name="T17">&gt;</text:span> давности осталось лишь направление движения.</text:p>
      <text:p text:style-name="P2">И опять, как <text:span text:style-name="T17">&lt;</text:span><text:span text:style-name="T31">два</text:span><text:span text:style-name="T1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text:soft-page-break/>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7">&lt;</text:span><text:span text:style-name="T31">основного потока</text:span><text:span text:style-name="T17">&gt;</text:span> и финальные метры я пролетел сам, по инерции. В последний момент я смог вывернуть шею, чтобы посмотреть назад. </text:p>
      <text:p text:style-name="P2"><text:soft-page-break/>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7">&lt;</text:span><text:span text:style-name="T3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text:soft-page-break/>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7">&gt;</text:span></text:p>
      <text:p text:style-name="P2"/>
      <text:h text:style-name="P15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7">&lt;</text:span><text:span text:style-name="T31">три месяца</text:span><text:span text:style-name="T17">&gt;</text:span> Луна и Твайлайт откроют коридор в Эквестрию и нам нужно будет <text:soft-page-break/>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7">&gt;</text:span>\Привет, Нексус. Это Макс.</text:p>
      <text:p text:style-name="P2"><text:span text:style-name="T17">&lt;\</text:span>Привет, Макс. Рад тебя видеть.</text:p>
      <text:p text:style-name="P23">Хм. Блок эмоций? Или просто модификация стандартного приветствия?</text:p>
      <text:p text:style-name="P2"><text:span text:style-name="T17">&gt;\</text:span>Нексус, отключи память событий за последнюю неделю.</text:p>
      <text:p text:style-name="P2"><text:span text:style-name="T17">&lt;\</text:span>Выполнено, Макс.</text:p>
      <text:p text:style-name="P2"><text:span text:style-name="T17">&gt;</text:span>\Задача по корпоративной логике. Выдай наиболее оптимальное решение.</text:p>
      <text:p text:style-name="P2"><text:span text:style-name="T17">&lt;\</text:span>Жду с нетерпением, Макс.</text:p>
      <text:p text:style-name="P2"><text:span text:style-name="T17">&gt;\</text:span>Постановка задачи.</text:p>
      <text:p text:style-name="P2"><text:span text:style-name="T17">&gt;\</text:span>Компания А под твоим управлением выпускает большими партиями лечебный шампунь, который <text:soft-page-break/>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7">&gt;\</text:span>Ограничения.</text:p>
      <text:p text:style-name="P2"><text:span text:style-name="T17">&gt;\</text:span>Ты не можешь подать в суд на компанию Б и ждать результатов, так как за время разбирательства компания А обанкротится.</text:p>
      <text:p text:style-name="P2"><text:span text:style-name="T17">&gt;\</text:span>Задание.</text:p>
      <text:p text:style-name="P2"><text:span text:style-name="T1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7">&lt;\</text:span>Задача принята...</text:p>
      <text:p text:style-name="P2"><text:span text:style-name="T17">&lt;\</text:span>...</text:p>
      <text:p text:style-name="P2"><text:span text:style-name="T17">&lt;\</text:span>...</text:p>
      <text:p text:style-name="P2"><text:span text:style-name="T17">&lt;\</text:span>Решение:</text:p>
      <text:p text:style-name="P2"><text:span text:style-name="T17">&lt;\&lt;</text:span><text:span text:style-name="T31">Не следует противопоставлять злу ещё большее зло - это только усилит его — </text:span><text:span text:style-name="T32">кодовая фраза</text:span><text:span text:style-name="T3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text:soft-page-break/>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7">&lt;</text:span><text:span text:style-name="T31">трёх</text:span><text:span text:style-name="T1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7">&lt;</text:span><text:span text:style-name="T31">три месяца</text:span><text:span text:style-name="T1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text:soft-page-break/></text:p>
      <text:p text:style-name="P2"><text:span text:style-name="T17">&lt;</text:span><text:span text:style-name="T3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2" text:outline-level="2">Безнадёжность</text:h>
      <text:p text:style-name="P15">&lt;<text:span text:style-name="T3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7">&lt;</text:span><text:span text:style-name="T31">расширить</text:span><text:span text:style-name="T1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7">&lt;</text:span><text:span text:style-name="T31">расширить</text:span><text:span text:style-name="T1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7">&lt;</text:span><text:span text:style-name="T31">клоунов/санта-клаусов</text:span><text:span text:style-name="T17">&gt;</text:span>, подстерегавших меня на подходе к офису. Возвратившись домой я с удивлением обнаружил сзади <text:span text:style-name="T17">&lt;</text:span><text:span text:style-name="T31">пять</text:span><text:span text:style-name="T17">&gt;</text:span>длинную прореху в куртке, <text:span text:style-name="T17">&lt;</text:span><text:span text:style-name="T31">как будто сделанную пятернёй с металлическими когтями</text:span><text:span text:style-name="T17">&gt;</text:span>явно сделанную ударом ножа вдогонку наотмашь <text:span text:style-name="T17">&lt;</text:span><text:span text:style-name="T31">Эпплджек понадобилось два часа, чтобы зашить её</text:span><text:span text:style-name="T1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7">&lt;</text:span><text:span text:style-name="T31">подать фонарь под другим сосусом</text:span><text:span text:style-name="T1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7">&lt;</text:span><text:span text:style-name="T31">уменьшить подозрения — о них должен догадаться Макс</text:span><text:span text:style-name="T17">&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7">&lt;</text:span><text:span text:style-name="T31">улучшить</text:span><text:span text:style-name="T17">&gt;</text:span>. А тот случай, когда мне пришлось зашивать тебе куртку после нападения убийц <text:span text:style-name="T17">&lt;</text:span><text:span text:style-name="T31">клоунов/санта-клаусов</text:span><text:span text:style-name="T1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text:soft-page-break/>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2" text:outline-level="2">След?</text:h>
      <text:p text:style-name="P99"/>
      <text:p text:style-name="P2"><text:span text:style-name="T17">&lt;</text:span><text:span text:style-name="T31">сначала эпизод - проверка сумки в серверной</text:span><text:span text:style-name="T17">&gt;</text:span></text:p>
      <text:p text:style-name="P2"><text:span text:style-name="T17">&lt;</text:span><text:span text:style-name="T3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7">&lt;</text:span><text:span text:style-name="T31">“Последний Единорог” Питера Бигла</text:span><text:span text:style-name="T1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7">&lt;</text:span><text:span text:style-name="T31">расширить. Перед кафешкой - диалог с Флатти и ЭйДжей. Все думают, что наконец-то нашли Селестию. Все ликуют</text:span><text:span text:style-name="T17">&gt;</text:span></text:p>
      <text:p text:style-name="P15"><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7">&lt;</text:span><text:span text:style-name="T31">Расширить сцену в кафе. Ожидание, подьём и… падение ожиданий</text:span><text:span text:style-name="T1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7">&lt;</text:span><text:span text:style-name="T31">упомянуть болезнь Флатти в соответствующем разделе</text:span><text:span text:style-name="T1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2" text:outline-level="2">Озарение</text:h>
      <text:p text:style-name="P2"/>
      <text:p text:style-name="P2"><text:span text:style-name="T17">&lt;</text:span><text:span text:style-name="T3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7">&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1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1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pan text:style-name="T17">– </text:span>Ну хорошо. Убедила. В конце-концов, можем поступить так. Вы с Флатти вернётесь обратно а я продолжу поиски здесь.</text:p>
      <text:p text:style-name="P81"><text:span text:style-name="T17">–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17">– </text:span>Вы можете связываться со мной раз в месяц по коридору.</text:p>
      <text:p text:style-name="P81"><text:span text:style-name="T1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17">– </text:span>Ну, не раз в месяц <text:span text:style-name="T1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1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1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17">– </text:span>Конечно оставаться. Кто ещё, кроме нас, может найти её?</text:p>
      <text:p text:style-name="P81"><text:span text:style-name="T17">– </text:span>Я думал, ты не сможешь оставить Энджела и всех остальных надолго.</text:p>
      <text:p text:style-name="P81"><text:span text:style-name="T1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17">– </text:span>Извини, Флаттершай, забылся.</text:p>
      <text:p text:style-name="P86"><text:soft-page-break/><text:span text:style-name="T17">– </text:span>Та ладно, я ж не против, – возразила Эпплджек. – Не парься, Флатти. Было б хуже, если б он <text:s/>назвал меня Эпплджек на людях.</text:p>
      <text:p text:style-name="P86"><text:span text:style-name="T17">– </text:span>Ты так... – запнулась Флаттершай. – Так быстро забыла свою ферму. И...</text:p>
      <text:p text:style-name="P86"><text:span text:style-name="T1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17">– </text:span>Как ты можешь так говорить? – расплакалась Флаттершай.</text:p>
      <text:p text:style-name="P86"><text:span text:style-name="T17">– </text:span>Эй, девушки, не ссорьтесь! Мы — одна команда! И надеюсь, останемся ею и в дальнейшем. </text:p>
      <text:list xml:id="list4381925407804919583" text:style-name="L5">
        <text:list-header>
          <text:p text:style-name="P14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17">– </text:span>А если нет? – Эпплджек смотрела мне мне прямо в глаза.</text:p>
      <text:list xml:id="list145459534438901" text:continue-numbering="true" text:style-name="L5">
        <text:list-header>
          <text:p text:style-name="P143">Я молча пожал плечами. Эпплджек уверенно продолжила.</text:p>
        </text:list-header>
      </text:list>
      <text:p text:style-name="P86"><text:span text:style-name="T1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17">– </text:span>Спасибо, ЭйДжей.</text:p>
      <text:p text:style-name="P86"><text:span text:style-name="T1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5458934918174" text:continue-numbering="true" text:style-name="L5">
        <text:list-header>
          <text:p text:style-name="P143">Флаттершай пробормотала нечто, показавшееся мне знакомым.</text:p>
        </text:list-header>
      </text:list>
      <text:p text:style-name="P86"><text:span text:style-name="T17">– </text:span>Флатти, ты что-то сказала? Я не расслышал.</text:p>
      <text:p text:style-name="P86"><text:span text:style-name="T17">– </text:span>Намерение Изменяет Реальность.</text:p>
      <text:p text:style-name="P86"><text:span text:style-name="T17">– </text:span>Эээ. А где ты слышала эту фразу, если не секрет?</text:p>
      <text:p text:style-name="P86"><text:span text:style-name="T1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5459539527921" text:continue-numbering="true" text:style-name="L5">
        <text:list-header>
          <text:p text:style-name="P143">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17">– </text:span>Флатти, ЭйДжей, буду через час. Ждите!</text:p>
      <text:p text:style-name="P81"/>
      <text:h text:style-name="P151" text:outline-level="2">Почти.</text:h>
      <text:p text:style-name="P96"/>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17">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text:soft-page-break/>–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51" text:outline-level="2">Дискорд</text:h>
      <text:p text:style-name="P99"/>
      <text:p text:style-name="P96">Девушки поспешно собирались, пока я растолковывал им задачу.</text:p>
      <text:p text:style-name="P96"><text:span text:style-name="T1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17">– </text:span>Это тот твой приятель, который разбился с полгода назад? – спросила Эпплджек.</text:p>
      <text:p text:style-name="P96"><text:span text:style-name="T17">– </text:span>Да, это он.</text:p>
      <text:p text:style-name="P96"><text:span text:style-name="T17">– </text:span>А как мы попадём в его квартиру? Там сейчас кто-то живёт? – Флаттершай прыгала на одной ноге, натягивая кед.</text:p>
      <text:p text:style-name="P96"><text:span text:style-name="T1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17">Nissan Navara</text:span> и направился к маленькому электрическому <text:span text:style-name="T17">Eva. </text:span>Для того, чтоб не привлекать внимание, самое оно. <text:s/><text:span text:style-name="T17">&lt;</text:span><text:span text:style-name="T3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7">&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7">&lt;</text:span><text:span text:style-name="T31">Плохо написано!</text:span><text:span text:style-name="T17">&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17">– </text:span>Макс, что случилось? У нас проблемы?</text:p>
      <text:p text:style-name="P97"><text:soft-page-break/><text:span text:style-name="T1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17">– </text:span>Так что, будем ломать дверь? – Эпплджек критически осмотрелась, подмечая бабулек на лавочке и зевак во внутреннем скверике.</text:p>
      <text:p text:style-name="P97"><text:span text:style-name="T17">– </text:span>Нет нужды. Лучше станьте-ка сзади меня так, чтобы заслонить от этих бабулек и от вооон той камеры наблюдения.</text:p>
      <text:list xml:id="list3563031967310556115" text:style-name="L6">
        <text:list-header>
          <text:p text:style-name="P14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0"><text:span text:style-name="T17">–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0"><text:span text:style-name="T17">– </text:span>Макс, тут окно разбито! И верёвка какая-то висит. – крикнула Флаттершай из кухни.</text:p>
      <text:p text:style-name="P120"><text:span text:style-name="T17">– </text:span>Оставь, Флатти, не сейчас! – отмахнулся я.</text:p>
      <text:p text:style-name="P127">Лампочка питания на ноутбуке горела, <text:s/>но подключенный монитор оставался тёмным. Я постучал по пробелу, но безрезультатно.</text:p>
      <text:p text:style-name="P120"><text:span text:style-name="T17">– </text:span>Может, стукни его хорошенько? – посоветовала Эпплджек. – Я всегда так делаю, когда у твоего компа интернет тормозит. Почти всегда помогает...</text:p>
      <text:p text:style-name="P120"><text:span text:style-name="T17">– </text:span>Монитор выключен. – <text:s/>раздалось из угла. Кресло с высокой спинкой повернулось, открыв нашим взорам Дискорда. </text:p>
      <text:p text:style-name="P12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0">Он приподнял панамку, дурашливо здороваясь.</text:p>
      <text:p text:style-name="P120"><text:span text:style-name="T17">– </text:span>Оп-па! – пробормотала Эпплджек. – Нежданчик!</text:p>
      <text:p text:style-name="P120"><text:span text:style-name="T17">– </text:span>Ты, я вижу, времени не терял, – моя рука под прикрытием стола медленно тянулась к тяжёлой фарфоровой кружке, стоящей на краю.</text:p>
      <text:p text:style-name="P100"><text:span text:style-name="T17">–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0"><text:span text:style-name="T17">– </text:span>А почему ты вообще решил искать нас тут? – спросила Эпплджек. – Приехал бы домой. Мы б тебя чаем напоили.</text:p>
      <text:p text:style-name="P100"><text:span text:style-name="T17">– </text:span>Видишь ли, дорогая Эй-Джей, я с самого начала знал, где находится наша уважаемая принцесса, а времени в обрез, так что...</text:p>
      <text:p text:style-name="P108">В проёме дверей появилась Флаттершай.</text:p>
      <text:p text:style-name="P100"><text:span text:style-name="T17">– </text:span>С кем это вы тут разговариваете?</text:p>
      <text:list xml:id="list1393480696239047160" text:style-name="L7">
        <text:list-header>
          <text:p text:style-name="P15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8">Оглушённый Дискорд попытался было отъехать на кресле в сторону, но я припёр его стулом к стенке.</text:p>
      <text:p text:style-name="P100">– Жанна, Флатти, хватайте ноут и на выход! Я с ним разберусь! Не теряйте вре...!</text:p>
      <text:p text:style-name="P100">– ТЫ ИДИО...!!!</text:p>
      <text:p text:style-name="P100">Дискорд <text:s/>зорал одновременно со мной, прикрываясь от меня руками, когда раздался оглушительный</text:p>
      <text:p text:style-name="P100">...</text:p>
      <text:p text:style-name="P101">БАХ!!!</text:p>
      <text:p text:style-name="P100">…</text:p>
      <text:p text:style-name="P10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0">На лице Дискорда появилось удивлённо-мечтательное выражение и он вырубился.</text:p>
      <text:p text:style-name="P120"/>
      <text:h text:style-name="P152" text:outline-level="2">Селестия</text:h>
      <text:p text:style-name="P120"/>
      <text:p text:style-name="P9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0">Включенный монитор показал схематическое изображение Селестиии, </text:p>
      <text:p text:style-name="P121">&gt;\<text:span text:style-name="T1">Привет, Селестия. Это Макс. Как себя чувствуешь?</text:span></text:p>
      <text:p text:style-name="P121">&lt;\<text:span text:style-name="T1">Макс? МАКС??? МА-А-А-АКС!!! НАКОНЕЦ-ТО! КАК Я РАДА ТЕБЯ СЛЫШАТЬ! </text:span></text:p>
      <text:p text:style-name="P121">&gt;\<text:span text:style-name="T1">Я рад, что нашёл тебя, Тия.</text:span></text:p>
      <text:p text:style-name="P1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1">&gt;\<text:span text:style-name="T1">Тия, я сейчас подключу микрофон и колонки, и мы сможем общаться более удобно.</text:span></text:p>
      <text:p text:style-name="P120">…</text:p>
      <text:p text:style-name="P120">– Привет опять. Как ты меня слышишь?</text:p>
      <text:p text:style-name="P1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1">– <text:span text:style-name="T1">Могу себе представить. Как-то раз я провёл три часа камере сенсорной депривации. Мне не понравилось.</text:span></text:p>
      <text:p text:style-name="P120">– Эммм... Ваше Высочество, вы в порядке? Мы так рады, что наконец-то нашли Вас! – вклинилась в <text:soft-page-break/>разговор Эпплджек.</text:p>
      <text:p text:style-name="P120">– Кто тут? Макс, кто ещё с тобой?</text:p>
      <text:p text:style-name="P121"><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1">– <text:span text:style-name="T1">Девочки? Я рада вас слышать. А Твайлайт нет рядом?</text:span></text:p>
      <text:p text:style-name="P1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0">При этих словах Дискорд замычал и задёргался. Эпплджек нахмурилась и проверила верёвки, привязывающие его к спинке стула.</text:p>
      <text:p text:style-name="P12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0">– Ноутбук — так называется место, где я нахожусь сейчас? А кто это мычит?</text:p>
      <text:p text:style-name="P1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0">– О, духи предков, но зачем??? Почему у него кляп во рту?</text:p>
      <text:p text:style-name="P120">– Мы связали его. Он нас предал. И тебя. И Эквестрию. Всех.</text:p>
      <text:p text:style-name="P120">При этих словах Эпплджек и Флаттершай непонимающе уставились на меня, а Дискорд протестующе замычал.</text:p>
      <text:p text:style-name="P120">Я начал рассказывать о своих догадках, и непонимающее выражение на лицах девушек сменилось удивлением.</text:p>
      <text:p text:style-name="P12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0">– А зачем тогда ты приложила его книгой? – непонимающе уставился я на неё.</text:p>
      <text:p text:style-name="P120">– Потому что ты напал на него. Я и подумала — тебе виднее. И подсобила.</text:p>
      <text:p text:style-name="P120">Флаттершай отрицающе мотнула головой.</text:p>
      <text:p text:style-name="P120">– Не может Дискорд быть предателем. Он мой друг.</text:p>
      <text:p text:style-name="P120">Дискорд благодарственно замычал и закивал головой.</text:p>
      <text:p text:style-name="P1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0">Дискорд завёл глаза на лоб и обречённо завыл.</text:p>
      <text:p text:style-name="P120">– Макс, постой. Дай мне поговорить с ним. – сказала Селестия. – Не могу поверить, что Дискорд на такое пошёл.</text:p>
      <text:p text:style-name="P120">– Ну хорошо. Поговори. Послушаем, что он скажет.</text:p>
      <text:p text:style-name="P120">Я красноречиво покачал кулак перед его носом и вытащил кляп.</text:p>
      <text:p text:style-name="P120">...</text:p>
      <text:p text:style-name="P109">– Ффы, тьфу, пффф, пфу! <text:span text:style-name="T17">&lt;</text:span><text:span text:style-name="T31">Вот дискорд! Я, то бишь!</text:span><text:span text:style-name="T1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7">— </text:span><text:span text:style-name="T1">получишь кляп обратно.</text:span></text:p>
      <text:p text:style-name="P109">– Это я-то устраиваю цирк?!! ДА ТЫ НА СЕБЯ ПОСМОТРИ, КЛОУН!!! На людей кидаешься, чашками бросаешься, вон, мне нос разбил! Дерёшься...</text:p>
      <text:p text:style-name="P109"><text:soft-page-break/>Я угрожающе поднёс тряпку к лицу Дискорда.</text:p>
      <text:p text:style-name="P109">– Ещё одно слово в таком тоне, и ты заткнёшься, а мы уйдём в Эквестрию без тебя!</text:p>
      <text:p text:style-name="P10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9">Дискорд демонстративно закрыл рот и посвистывая уставился в потолок.</text:p>
      <text:p text:style-name="P109">Разговор зашёл в тупик.</text:p>
      <text:p text:style-name="P112"/>
      <text:p text:style-name="P113">На мониторе высветился текст:</text:p>
      <text:p text:style-name="P11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3"/>
      <text:p text:style-name="P113">Из колонок послышался лёгкий шорох.</text:p>
      <text:p text:style-name="P109">– Дик, сейчас не время для ссор. – голос Селестии был мягким, но настойчивым. – Мы в одной лодке.</text:p>
      <text:p text:style-name="P109">– Тебе легко говорить! Тебе не разбивали нос и не оскорбляли угрозами!</text:p>
      <text:p text:style-name="P109">– Ты должен понимать, что у Макса были все основания так себя вести. Твоё поведение вызвало подозрения у него, ведь он мало тебя знает. </text:p>
      <text:p text:style-name="P109">К уговорам Селестии присоединилась Флаттершай.</text:p>
      <text:p text:style-name="P109">– Дискорд, миленький, прости его. Макс хороший. Он просто не знал, что ты тоже хороший...</text:p>
      <text:p text:style-name="P109">У Дискорда покраснели уши и он засмущался и заворчал.</text:p>
      <text:p text:style-name="P10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9">Я пропустил «дятла» мимо ушей.</text:p>
      <text:p text:style-name="P11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0">***</text:p>
      <text:p text:style-name="P10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9">Потому разбрасываться такой возможностью не стоит. Если уж тебе повезло оказаться в новом мире — исследуй его сполна!..</text:p>
      <text:p text:style-name="P110"><text:soft-page-break/>***</text:p>
      <text:p text:style-name="P115">&lt;<text:span text:style-name="T32">сюда можно вставить похождения Дискорда — вторая неопубликованная глава. Первая — секс с Селестией</text:span>&gt;</text:p>
      <text:p text:style-name="P110">***</text:p>
      <text:p text:style-name="P113">– Развяжите мне, наконец, руки! Или хотя бы одну. Плечами жестикулировать неудобно.... </text:p>
      <text:p text:style-name="P113">Я развязал Дискорду левую руку.</text:p>
      <text:p text:style-name="P11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3">Дискорд принялся разминать затёкшее запястье.</text:p>
      <text:p text:style-name="P11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3">– Какое письмо, Корди? – вскинулась до этого зачарованно слушавшая Дискорда Флаттершай.</text:p>
      <text:p text:style-name="P113">– Ну ваше же! Вы с Эпплджек написали мне о своих мытарствах тут. Вежливо так написали, спасибо...</text:p>
      <text:p text:style-name="P113">Флаттершай покрылась пунцовыми пятнами.</text:p>
      <text:p text:style-name="P113">– Я... Мы... – тут она совсем стушевалась.</text:p>
      <text:p text:style-name="P113">– Так а почему ты сказал, что никто не уйдёт в Эквестрию? – наконец перебила Дискорда скучавшая до этого Эпплджек.</text:p>
      <text:p text:style-name="P113">Дискорд уставился на неё долгим взглядом, а потом хлопнул себя по лбу.</text:p>
      <text:p text:style-name="P11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7">&lt;</text:span><text:span text:style-name="T24">упомянуть, что Дискорд учился играть на гитаре в Эквестрии — брал уроки у Рэйнбоу</text:span><text:span text:style-name="T17">&gt;</text:span>).<text:span text:style-name="T17"> </text:span>То есть, эквестрийские три месяца немного короче местных...<text:span text:style-name="T17">&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7">&gt;</text:span></text:p>
      <text:p text:style-name="P113">– И что? – продолжила его мысль Эпплджек.</text:p>
      <text:p text:style-name="P113">– Эквестрийские <text:span text:style-name="T17">&lt;</text:span><text:span text:style-name="T31">три месяца</text:span><text:span text:style-name="T17">&gt;</text:span> КО-РО-ЧЕ местных. – с нажимом повторил Дискорд. – По моим подсчётам, на два дня.</text:p>
      <text:p text:style-name="P113">– И?!! – до меня уже дошло, но Эпплджек продолжала тупить.</text:p>
      <text:p text:style-name="P113">– Короче, времени у нас осталось что-то около пятнадцати минут. Или около того. – заявил Дискорд, поднеся к глазам запястье с массивными часами.</text:p>
      <text:p text:style-name="P113">– СКОЛЬКО??? – воскликнули хором я и девушки.</text:p>
      <text:p text:style-name="P113">Дискорд открыл было рот, но его слова заглушил звонок в дверь.</text:p>
      <text:p text:style-name="P113">– ОТКРОЙТЕ, ПОЛИЦИЯ! Вам даётся полминуты, чтобы открыть дверь. Через тридцать секунд дверь будет выбита!</text:p>
      <text:p text:style-name="P11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113">Блядь!</text:p>
      <text:p text:style-name="P113">– На крышу, живо!!! Через окно на кухне! – зашипел Дискорд, отчаянно дёргая узлы свободной рукой.</text:p>
      <text:p text:style-name="P113">Эпплджек, одной рукой сгребя в охапку ноутбук, второй увлекая Флаттершай, кинулась на кухню.</text:p>
      <text:p text:style-name="P113">– А толку? Куда мы с крыши денемся? – спросил я растерянно. Дискорд только раздражённо зарычал в ответ.</text:p>
      <text:p text:style-name="P109">Дверь содрогнулась от мощного удара. Послышался стук падающей штукатурки. Я сломя голову кинулся на кухню.</text:p>
      <text:p text:style-name="P109">– Развяжи меня, идиот!!! – гаркнул вдогонку Дискорд.</text:p>
      <text:p text:style-name="P10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9">– Давай на крышу! Я догоню! – рявкнул он, освобождая вторую руку.</text:p>
      <text:p text:style-name="P109">От второго удара дверная коробка крякнула и наполовину въехала в коридор. </text:p>
      <text:p text:style-name="P10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9">Верёвка в кухонном окне дёргалась от движений лезущих по ней Флатти и Эпплджек. Я словил её рукой и стал на подоконник.</text:p>
      <text:p text:style-name="P109">Чёрт!</text:p>
      <text:p text:style-name="P10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9">Но нет, триста тысяч чертей, раз девушки смогли – я тоже смогу!</text:p>
      <text:p text:style-name="P10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9">Я успел сократить расстояние до Эпплджек наполовину, когда девушки нашли решение.</text:p>
      <text:p text:style-name="P10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9">Я выдохнул.</text:p>
      <text:p text:style-name="P10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10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9">Чёрт! Чёрт! Чёрт! Чёрт!</text:p>
      <text:p text:style-name="P109">Бля!!!...</text:p>
      <text:p text:style-name="P109">Верёвка закончилась, а вместе с ней прекратилась и боль в сожжёных суставах. Наконец-то у меня появилось время для паники. Я обнял ноги<text:span text:style-name="T17"> </text:span>Эпплджек покрепче, закрыл глаза и приготовился...</text:p>
      <text:p text:style-name="P109"/>
      <text:h text:style-name="P152" text:outline-level="2">Назад, в Эквестрию</text:h>
      <text:p text:style-name="P109"/>
      <text:p text:style-name="P109">Долго паниковать не пришлось. </text:p>
      <text:p text:style-name="P109">Я почувствовал сильный рывок за шиворот и захват поперёк груди. </text:p>
      <text:p text:style-name="P109">– ОТПУСТИ ДЕВЧОНКУ!!! – загрохотало мне в ухо. Я открыл глаза.</text:p>
      <text:p text:style-name="P10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9">Я чуть поднял глаза и уставился в чешуйчатую морду дракона.</text:p>
      <text:p text:style-name="P109">– Отпусти Эпплджек. Я её держу. – повторил Дискорд. – Мне сбалансироваться надо. Вы не такие уж и лёгкие.</text:p>
      <text:p text:style-name="P10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9">Наконец это ему удалось, и дальнейший подъём на крышу происходил в молчании.</text:p>
      <text:p text:style-name="P10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9">Флаттершай оторвала заплаканное лицо от моей ветровки.</text:p>
      <text:p text:style-name="P109">– Да-да, ты прав, Корди. Я готова.</text:p>
      <text:p text:style-name="P109">На длинной шее Дискорда разместились Эпплджек и Флаттершай. Я, для сохранения баланса, разместился позади крыльев.</text:p>
      <text:p text:style-name="P109">Дискорд расправил крылья и начал короткую пробежку к краю.</text:p>
      <text:p text:style-name="P11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9">И мы полетели навстречу закату.</text:p>
      <text:p text:style-name="P109">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109">Впереди по курсу увеличивалась громада моей высотки. Дискорд летел прямо на разрыв в ограждении, который я проделал <text:span text:style-name="T17">&lt;</text:span><text:span text:style-name="T31">полгода</text:span><text:span text:style-name="T17">&gt;</text:span> назад своим проходом в Эквестрию.</text:p>
      <text:p text:style-name="P10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9">– Пристегните ремни! – проревел Дискорд, резко ускоряясь. – Будет весело!!!</text:p>
      <text:p text:style-name="P10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9">– ЙУУУУУУУХХХУУУУУ!!! – заорал Дискорд, сложил крылья и врезался в шар.</text:p>
      <text:p text:style-name="P114">&lt;<text:span text:style-name="T3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7" text:outline-level="1">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7">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17">– </text:span><text:span text:style-name="T1">Демиург.</text:span></text:p>
      <text:p text:style-name="P81"><text:span text:style-name="T1">– </text:span>П-привет. Макс. <text:span text:style-name="T1">– в</text:span> смятении представился я.</text:p>
      <text:p text:style-name="P81"><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3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Я совсем запутался.</text:p>
      <text:p text:style-name="P81"><text:span text:style-name="T1">– </text:span>Какая проблема? Какое решение? Кто ты <text:span text:style-name="T1">вообще</text:span>?</text:p>
      <text:p text:style-name="P81"><text:span text:style-name="T17">– </text:span><text:span text:style-name="T1">Хорошо, с</text:span>ейчас объясню, <text:span text:style-name="T1">– </text:span>кивнул <text:span text:style-name="T1">Анакорн</text:span>. <text:span text:style-name="T17">–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soft-page-break/><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7">&lt;</text:span><text:span text:style-name="T32">привязать к реальным событиям, описанным выше</text:span><text:span text:style-name="T17">&gt;</text:span><text:span text:style-name="T1">. А из таких посёлков Эквестрия состоит на 80% </text:span><text:span text:style-name="T17">&lt;</text:span><text:span text:style-name="T3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oft-page-break/><text:span text:style-name="T1">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0">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2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29">–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17">&lt;</text:span>упомянуть в эпизоде на Терре, что МЛП-сериал закрылся год назад<text:span text:style-name="T17">&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text:soft-page-break/></text:p>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17">&lt;</text:span><text:span text:style-name="T36">чёрт</text:span><text:span text:style-name="T17">&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2">– Хорошо. Уболтал. Кьютимарки беру на себя. Так и знал, что мне самое трудное достанется!</text:p>
      <text:p text:style-name="P1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2">Анакорн проследил мой взгляд.</text:p>
      <text:p text:style-name="P122">– Нечего так смотреть. Если я стану применять магию вместо ловкости, теряется весь смысл упражнения... О, глянь-ка на Эквус!</text:p>
      <text:p text:style-name="P12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2"/>
      <text:p text:style-name="P124">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5"/>
      <text:p text:style-name="P125">Вы, люди, этих миров уже наплодили дохрена и больше. У некоторых есть свои демиурги, некоторые и <text:soft-page-break/>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4"/>
      <text:p text:style-name="P124"/>
      <text:p text:style-name="P122">Я опять задумался. В голове было пусто. Хотя, если подумать с точки зрения программиста, можно... Наверное можно, раз все предыдущее прокатило...</text:p>
      <text:p text:style-name="P123">–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3">– Не понял? Это как? Как ты совместишь разрушенную магическими войнами Эквестрию с романтически-сексуальным раем для попаданцев?</text:p>
      <text:p text:style-name="P123"><text:span text:style-name="T1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3">Анакорн долго мусолил карандаш, а потом вдруг заржал.</text:p>
      <text:p text:style-name="P123"><text:span text:style-name="T1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3"><text:span text:style-name="T17">– </text:span>Я ничего никому не назначаю. Ты просил меня придумать отмазку для объяснения различий в фэндоме — я придумал. Не нравится — ну, извиняй.</text:p>
      <text:p text:style-name="P123">Анакорн примирительно похлопал меня по плечу.</text:p>
      <text:p text:style-name="P123"><text:span text:style-name="T1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3">Я подозрительно посмотрел на Анакорна.</text:p>
      <text:p text:style-name="P123"><text:span text:style-name="T17">– </text:span>Какой ещё, нафиг, «мой фанфик»? Я никакого фанфика не писал. И не собираюсь, вообще-то.</text:p>
      <text:p text:style-name="P123">Анакорн ехидно ухмыльнулся и откинулся в кресле, переплетя пальцы за затылком.</text:p>
      <text:p text:style-name="P123"><text:span text:style-name="T1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2"><text:span text:style-name="T1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2"><text:span text:style-name="T1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2"><text:span text:style-name="T17">– </text:span>Факн щит<text:note text:id="ftn13" text:note-class="footnote"><text:note-citation>13</text:note-citation><text:note-body><text:p text:style-name="P11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2"><text:soft-page-break/>Анакорн развёл руками.</text:p>
      <text:p text:style-name="P122"><text:span text:style-name="T1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2">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7">&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1">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17">&lt;</text:span><text:span text:style-name="T31">парадокс</text:span><text:span text:style-name="T1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3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17">&lt;</text:span><text:span text:style-name="T31">полгода</text:span><text:span text:style-name="T17">&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31"> - Ты морочила мне яйца, чтобы заинтересовать? Всё, как Свирл указал?</text:span></text:p>
      <text:p text:style-name="P83"><text:soft-page-break/>–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3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17"> Я</text:span><text:span text:style-name="T3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9">Селестия кивнула, соглашаясь, и образ её начал меркнуть.</text:p>
      <text:p text:style-name="P114">– <text:span text:style-name="T1">Окей. Будь счастлив и... спасибо тебе за всё, Макс.</text:span></text:p>
      <text:p text:style-name="P109">…</text:p>
      <text:p text:style-name="P11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9">Он нахлобучил на себя невесть откуда взявшуюся двууголку.</text:p>
      <text:p text:style-name="P109">– Как вам это нравится, господа?! Дискорд — спаситель Эквестрии! А ведь звучит!!! Разрешите откланяться!..</text:p>
      <text:p text:style-name="P109"/>
      <text:list xml:id="list4545552736924647518" text:style-name="L8">
        <text:list-header>
          <text:p text:style-name="P145">(<text:span text:style-name="T38">Луна — как повелительница снов, слышала разговор Макса с Анакорном</text:span>)</text:p>
          <text:p text:style-name="P146"/>
        </text:list-header>
      </text:list>
      <text:p text:style-name="P110">***</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oft-page-break/><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17">– </text:span>Д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81">Я опустил руку на шею Дэш и ощутил теплоту и лёгкое покалывание в пустоте.</text:p>
      <text:p text:style-name="P81"><text:span text:style-name="T17">–</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52" text:outline-level="2">Земля</text:h>
      <text:p text:style-name="P84">Музыкальная тема из бегущего по лезвию бритвы — <text:span text:style-name="T17">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7">двенадцати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7">&lt;</text:span><text:span text:style-name="T32">Живая лошадь — не кошка, ухаживать за ней сложнее</text:span><text:span text:style-name="T1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7">–</text:span> Держись! <text:span text:style-name="T1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7">&lt;</text:span><text:span text:style-name="T31">взгляд</text:span><text:span text:style-name="T1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7">—</text:span> выглядело по-дурацки, но тем-не-менее <text:span text:style-name="T1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8T14:54:57.155000000</dc:date>
    <meta:editing-duration>P80DT21H12M12S</meta:editing-duration>
    <meta:editing-cycles>4520</meta:editing-cycles>
    <meta:generator>LibreOffice/5.1.0.3$Windows_x86 LibreOffice_project/5e3e00a007d9b3b6efb6797a8b8e57b51ab1f737</meta:generator>
    <meta:document-statistic meta:table-count="0" meta:image-count="0" meta:object-count="0" meta:page-count="160" meta:paragraph-count="3273" meta:word-count="73950" meta:character-count="492176" meta:non-whitespace-character-count="417975"/>
  </office:meta>
</office:document-meta>
</file>